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688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644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3.381cm"/>
    </style:style>
    <style:style style:name="co15" style:family="table-column">
      <style:table-column-properties fo:break-before="auto" style:column-width="2.028cm"/>
    </style:style>
    <style:style style:name="co16" style:family="table-column">
      <style:table-column-properties fo:break-before="auto" style:column-width="2.305cm"/>
    </style:style>
    <style:style style:name="co17" style:family="table-column">
      <style:table-column-properties fo:break-before="auto" style:column-width="2.152cm"/>
    </style:style>
    <style:style style:name="co18" style:family="table-column">
      <style:table-column-properties fo:break-before="auto" style:column-width="1.353cm"/>
    </style:style>
    <style:style style:name="co19" style:family="table-column">
      <style:table-column-properties fo:break-before="auto" style:column-width="1.445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3.473cm"/>
    </style:style>
    <style:style style:name="co22" style:family="table-column">
      <style:table-column-properties fo:break-before="auto" style:column-width="2.367cm"/>
    </style:style>
    <style:style style:name="co23" style:family="table-column">
      <style:table-column-properties fo:break-before="auto" style:column-width="3.658cm"/>
    </style:style>
    <style:style style:name="co24" style:family="table-column">
      <style:table-column-properties fo:break-before="auto" style:column-width="5.41cm"/>
    </style:style>
    <style:style style:name="co25" style:family="table-column">
      <style:table-column-properties fo:break-before="auto" style:column-width="3.104cm"/>
    </style:style>
    <style:style style:name="co26" style:family="table-column">
      <style:table-column-properties fo:break-before="auto" style:column-width="1.998cm"/>
    </style:style>
    <style:style style:name="co27" style:family="table-column">
      <style:table-column-properties fo:break-before="auto" style:column-width="2.521cm"/>
    </style:style>
    <style:style style:name="co28" style:family="table-column">
      <style:table-column-properties fo:break-before="auto" style:column-width="5.165cm"/>
    </style:style>
    <style:style style:name="co29" style:family="table-column">
      <style:table-column-properties fo:break-before="auto" style:column-width="3.074cm"/>
    </style:style>
    <style:style style:name="co30" style:family="table-column">
      <style:table-column-properties fo:break-before="auto" style:column-width="2.459cm"/>
    </style:style>
    <style:style style:name="co31" style:family="table-column">
      <style:table-column-properties fo:break-before="auto" style:column-width="2.612cm"/>
    </style:style>
    <style:style style:name="co32" style:family="table-column">
      <style:table-column-properties fo:break-before="auto" style:column-width="2.889cm"/>
    </style:style>
    <style:style style:name="co33" style:family="table-column">
      <style:table-column-properties fo:break-before="auto" style:column-width="7.225cm"/>
    </style:style>
    <style:style style:name="co34" style:family="table-column">
      <style:table-column-properties fo:break-before="auto" style:column-width="1.722cm"/>
    </style:style>
    <style:style style:name="co35" style:family="table-column">
      <style:table-column-properties fo:break-before="auto" style:column-width="2.921cm"/>
    </style:style>
    <style:style style:name="ro1" style:family="table-row">
      <style:table-row-properties style:row-height="0.628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ta1" style:family="table" style:master-page-name="PageStyle_5f_Danny">
      <style:table-properties table:display="true" style:writing-mode="lr-tb"/>
    </style:style>
    <style:style style:name="ta2" style:family="table" style:master-page-name="PageStyle_5f_Jr">
      <style:table-properties table:display="true" style:writing-mode="lr-tb"/>
    </style:style>
    <style:style style:name="ta3" style:family="table" style:master-page-name="PageStyle_5f_Ernesto">
      <style:table-properties table:display="true" style:writing-mode="lr-tb"/>
    </style:style>
    <style:style style:name="ta4" style:family="table" style:master-page-name="PageStyle_5f_Lucio">
      <style:table-properties table:display="true" style:writing-mode="lr-tb"/>
    </style:style>
    <style:style style:name="ta5" style:family="table" style:master-page-name="PageStyle_5f_Tata">
      <style:table-properties table:display="true" style:writing-mode="lr-tb"/>
    </style:style>
    <style:style style:name="ta6" style:family="table" style:master-page-name="PageStyle_5f_Ruel">
      <style:table-properties table:display="true" style:writing-mode="lr-tb"/>
    </style:style>
    <style:style style:name="ta7" style:family="table" style:master-page-name="PageStyle_5f_Meann">
      <style:table-properties table:display="true" style:writing-mode="lr-tb"/>
    </style:style>
    <style:style style:name="ta8" style:family="table" style:master-page-name="PageStyle_5f_Philip">
      <style:table-properties table:display="true" style:writing-mode="lr-tb"/>
    </style:style>
    <style:style style:name="ta9" style:family="table" style:master-page-name="PageStyle_5f_Cora">
      <style:table-properties table:display="true" style:writing-mode="lr-tb"/>
    </style:style>
    <style:style style:name="ta10" style:family="table" style:master-page-name="PageStyle_5f_Jobert">
      <style:table-properties table:display="true" style:writing-mode="lr-tb"/>
    </style:style>
    <style:style style:name="ta11" style:family="table" style:master-page-name="PageStyle_5f_Jennifer">
      <style:table-properties table:display="true" style:writing-mode="lr-tb"/>
    </style:style>
    <style:style style:name="ta12" style:family="table" style:master-page-name="PageStyle_5f_Rat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 style:data-style-name="N122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2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 style:data-style-name="N36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 style:data-style-name="N4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 style:data-style-name="N1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 style:data-style-name="N2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 style:data-style-name="N125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1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6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19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20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21" style:family="table-cell" style:parent-style-name="Default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/>
      <table:table table:name="Dann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danny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Apuhin, Danny">
            <text:p>Apuhin, Danny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DANNY <text:s text:c="6"/></text:p>
          </table:table-cell>
          <table:table-cell table:style-name="ce3" office:value-type="string">
            <text:p>2013/11/09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3">
            <text:p>1733</text:p>
          </table:table-cell>
          <table:table-cell table:style-name="ce9" table:formula="of:=[.I11]-[.H11]" office:value-type="float" office:value="8">
            <text:p>8.00</text:p>
          </table:table-cell>
          <table:table-cell table:style-name="ce9" table:formula="of:=IF([.I11]&gt;8;[.I11]-8;0)" office:value-type="float" office:value="0.0500000000000043">
            <text:p>0.05</text:p>
          </table:table-cell>
          <table:table-cell table:style-name="ce9" table:formula="of:=([.O11]-[.N11]+[.Q11]-[.P11])*24" office:value-type="float" office:value="8.05">
            <text:p>8.05</text:p>
          </table:table-cell>
          <table:table-cell table:style-name="ce6" table:formula="of:=[.I11]*[.$C$18]+[.H11]*[.$C$20]" office:value-type="float" office:value="403.125">
            <text:p>403.13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54166666666667">
            <text:p>8:30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3125">
            <text:p>17:33</text:p>
          </table:table-cell>
          <table:table-cell table:number-columns-repeated="239"/>
        </table:table-row>
        <table:table-row table:style-name="ro1">
          <table:table-cell office:value-type="string">
            <text:p>DANNY <text:s text:c="6"/></text:p>
          </table:table-cell>
          <table:table-cell table:style-name="ce4" office:value-type="string">
            <text:p>2013/11/12</text:p>
          </table:table-cell>
          <table:table-cell table:style-name="ce7" office:value-type="float" office:value="841">
            <text:p>841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841">
            <text:p>841</text:p>
          </table:table-cell>
          <table:table-cell table:style-name="ce9" table:formula="of:=[.I12]-[.H12]" office:value-type="float" office:value="-0.999999999999999">
            <text:p>-1.00</text:p>
          </table:table-cell>
          <table:table-cell table:style-name="ce9" table:formula="of:=IF([.I12]&gt;8;[.I12]-8;0)" office:value-type="float" office:value="0">
            <text:p>0.00</text:p>
          </table:table-cell>
          <table:table-cell table:style-name="ce9" table:formula="of:=([.O12]-[.N12]+[.Q12]-[.P12])*24" office:value-type="float" office:value="-0.999999999999999">
            <text:p>-1.00</text:p>
          </table:table-cell>
          <table:table-cell table:style-name="ce6" table:formula="of:=[.I12]*[.$C$18]+[.H12]*[.$C$20]" office:value-type="float" office:value="-50">
            <text:p>-50.00</text:p>
          </table:table-cell>
          <table:table-cell table:style-name="ce6" table:formula="of:=IF([.G12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361805555555556">
            <text:p>8:41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361805555555556">
            <text:p>8:41</text:p>
          </table:table-cell>
          <table:table-cell table:number-columns-repeated="239"/>
        </table:table-row>
        <table:table-row table:style-name="ro1">
          <table:table-cell office:value-type="string">
            <text:p>DANNY <text:s text:c="6"/></text:p>
          </table:table-cell>
          <table:table-cell table:style-name="ce4" office:value-type="string">
            <text:p>2013/11/13</text:p>
          </table:table-cell>
          <table:table-cell table:style-name="ce7" office:value-type="float" office:value="1734">
            <text:p>1734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4">
            <text:p>1734</text:p>
          </table:table-cell>
          <table:table-cell table:style-name="ce9" table:formula="of:=[.I13]-[.H13]" office:value-type="float" office:value="-0.999999999999999">
            <text:p>-1.00</text:p>
          </table:table-cell>
          <table:table-cell table:style-name="ce9" table:formula="of:=IF([.I13]&gt;8;[.I13]-8;0)" office:value-type="float" office:value="0">
            <text:p>0.00</text:p>
          </table:table-cell>
          <table:table-cell table:style-name="ce9" table:formula="of:=([.O13]-[.N13]+[.Q13]-[.P13])*24" office:value-type="float" office:value="-0.999999999999999">
            <text:p>-1.00</text:p>
          </table:table-cell>
          <table:table-cell table:style-name="ce6" table:formula="of:=[.I13]*[.$C$18]+[.H13]*[.$C$20]" office:value-type="float" office:value="-50">
            <text:p>-50.00</text:p>
          </table:table-cell>
          <table:table-cell table:style-name="ce6" table:formula="of:=IF([.G13]&gt;0;[.$C$21];0)" office:value-type="float" office:value="0">
            <text:p>0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731944444444444">
            <text:p>17:34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31944444444444">
            <text:p>17:34</text:p>
          </table:table-cell>
          <table:table-cell table:number-columns-repeated="239"/>
        </table:table-row>
        <table:table-row table:style-name="ro1">
          <table:table-cell office:value-type="string">
            <text:p>DANNY <text:s text:c="6"/></text:p>
          </table:table-cell>
          <table:table-cell table:style-name="ce4" office:value-type="string">
            <text:p>2013/11/14</text:p>
          </table:table-cell>
          <table:table-cell table:style-name="ce7" office:value-type="float" office:value="832">
            <text:p>83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6">
            <text:p>1736</text:p>
          </table:table-cell>
          <table:table-cell table:style-name="ce9" table:formula="of:=[.I14]-[.H14]" office:value-type="float" office:value="8">
            <text:p>8.00</text:p>
          </table:table-cell>
          <table:table-cell table:style-name="ce9" table:formula="of:=IF([.I14]&gt;8;[.I14]-8;0)" office:value-type="float" office:value="0.06666666666667">
            <text:p>0.07</text:p>
          </table:table-cell>
          <table:table-cell table:style-name="ce9" table:formula="of:=([.O14]-[.N14]+[.Q14]-[.P14])*24" office:value-type="float" office:value="8.06666666666667">
            <text:p>8.07</text:p>
          </table:table-cell>
          <table:table-cell table:style-name="ce6" table:formula="of:=[.I14]*[.$C$18]+[.H14]*[.$C$20]" office:value-type="float" office:value="404.166666666667">
            <text:p>404.17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355555555555555">
            <text:p>8:32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33333333333333">
            <text:p>17:36</text:p>
          </table:table-cell>
          <table:table-cell table:number-columns-repeated="239"/>
        </table:table-row>
        <table:table-row table:style-name="ro1">
          <table:table-cell office:value-type="string">
            <text:p>DANNY <text:s text:c="6"/></text:p>
          </table:table-cell>
          <table:table-cell table:style-name="ce4" office:value-type="string">
            <text:p>2013/11/15</text:p>
          </table:table-cell>
          <table:table-cell table:style-name="ce7" office:value-type="float" office:value="832">
            <text:p>83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2">
            <text:p>1732</text:p>
          </table:table-cell>
          <table:table-cell table:style-name="ce9" table:formula="of:=[.I15]-[.H15]" office:value-type="float" office:value="8">
            <text:p>8.00</text:p>
          </table:table-cell>
          <table:table-cell table:style-name="ce9" table:formula="of:=IF([.I15]&gt;8;[.I15]-8;0)" office:value-type="float" office:value="0">
            <text:p>0.00</text:p>
          </table:table-cell>
          <table:table-cell table:style-name="ce9" table:formula="of:=([.O15]-[.N15]+[.Q15]-[.P15])*24" office:value-type="float" office:value="8">
            <text:p>8.00</text:p>
          </table:table-cell>
          <table:table-cell table:style-name="ce6" table:formula="of:=[.I15]*[.$C$18]+[.H15]*[.$C$20]" office:value-type="float" office:value="400">
            <text:p>400.00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355555555555555">
            <text:p>8:32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30555555555556">
            <text:p>17:32</text:p>
          </table:table-cell>
          <table:table-cell table:number-columns-repeated="239"/>
        </table:table-row>
        <table:table-row table:style-name="ro1">
          <table:table-cell/>
          <table:table-cell table:style-name="ce4"/>
          <table:table-cell table:number-columns-repeated="4" table:style-name="ce7"/>
          <table:table-cell table:style-name="ce9" table:formula="of:=[.I16]-[.H16]" office:value-type="float" office:value="0">
            <text:p>0.00</text:p>
          </table:table-cell>
          <table:table-cell table:style-name="ce9" table:formula="of:=IF([.I16]&gt;8;[.I16]-8;0)" office:value-type="float" office:value="0">
            <text:p>0.00</text:p>
          </table:table-cell>
          <table:table-cell table:style-name="ce9" table:formula="of:=([.O16]-[.N16]+[.Q16]-[.P16])*24" office:value-type="float" office:value="0">
            <text:p>0.00</text:p>
          </table:table-cell>
          <table:table-cell table:style-name="ce6" table:formula="of:=[.I16]*[.$C$18]+[.H16]*[.$C$20]" office:value-type="float" office:value="0">
            <text:p>0.00</text:p>
          </table:table-cell>
          <table:table-cell table:style-name="ce6" table:formula="of:=IF([.G16]&gt;0;[.$C$21];0)" office:value-type="float" office:value="0">
            <text:p>0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">
            <text:p>0:00</text:p>
          </table:table-cell>
          <table:table-cell table:style-name="ce13" table:formula="of:=((([.D16]-MOD([.D16];100))/100)/24)+(MOD([.D16];100)/24/60)" office:value-type="float" office:value="0">
            <text:p>0:00</text:p>
          </table:table-cell>
          <table:table-cell table:style-name="ce13" table:formula="of:=((([.E16]-MOD([.E16];100))/100)/24)+(MOD([.E16];100)/24/60)" office:value-type="float" office:value="0">
            <text:p>0:00</text:p>
          </table:table-cell>
          <table:table-cell table:style-name="ce13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22">
            <text:p>22.00</text:p>
          </table:table-cell>
          <table:table-cell table:style-name="ce6" table:formula="of:=SUM([.H8:.H16])" office:value-type="float" office:value="0.116666666666674">
            <text:p>0.12</text:p>
          </table:table-cell>
          <table:table-cell table:style-name="ce6" table:formula="of:=SUM([.I8:.I16])" office:value-type="float" office:value="22.1166666666667">
            <text:p>22.12</text:p>
          </table:table-cell>
          <table:table-cell table:style-name="ce6" table:formula="of:=SUM([.J8:.J16])" office:value-type="float" office:value="1107.29166666667">
            <text:p>1,107.29</text:p>
          </table:table-cell>
          <table:table-cell table:style-name="ce6" table:formula="of:=SUM([.K8:.K16])" office:value-type="float" office:value="96">
            <text:p>96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50">
            <text:p>50.00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1100">
            <text:p>1100.00</text:p>
          </table:table-cell>
          <table:table-cell table:style-name="ce10" table:formula="of:=[.H17]*[.C19]" office:value-type="float" office:value="7.29166666666714">
            <text:p>7.29</text:p>
          </table:table-cell>
          <table:table-cell table:style-name="ce6" table:formula="of:=[.H18]+[.G18]" office:value-type="float" office:value="1107.29166666667">
            <text:p>1,107.29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62.5">
            <text:p>62.50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12.5">
            <text:p>12.50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1107.29166666667">
            <text:p>1,107.29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96">
            <text:p>96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400">
            <text:p>400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1203.29166666667">
            <text:p>1,203.29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703.291666666668">
            <text:p>703.29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r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jr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Borrasca, Romulo">
            <text:p>Borrasca, Romulo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ROMULO <text:s text:c="5"/></text:p>
          </table:table-cell>
          <table:table-cell table:style-name="ce3" office:value-type="string">
            <text:p>2013/11/09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1]-[.H11]" office:value-type="float" office:value="8">
            <text:p>8.00</text:p>
          </table:table-cell>
          <table:table-cell table:style-name="ce9" table:formula="of:=IF([.I11]&gt;8;[.I11]-8;0)" office:value-type="float" office:value="0.0166666666666693">
            <text:p>0.02</text:p>
          </table:table-cell>
          <table:table-cell table:style-name="ce9" table:formula="of:=([.O11]-[.N11]+[.Q11]-[.P11])*24" office:value-type="float" office:value="8.01666666666667">
            <text:p>8.02</text:p>
          </table:table-cell>
          <table:table-cell table:style-name="ce6" table:formula="of:=[.I11]*[.$C$18]+[.H11]*[.$C$20]" office:value-type="float" office:value="245.638020833333">
            <text:p>245.64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54166666666667">
            <text:p>8:30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ROMULO <text:s text:c="5"/></text:p>
          </table:table-cell>
          <table:table-cell table:style-name="ce4" office:value-type="string">
            <text:p>2013/11/11</text:p>
          </table:table-cell>
          <table:table-cell table:style-name="ce7" office:value-type="float" office:value="833">
            <text:p>833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2]-[.H12]" office:value-type="float" office:value="7.96666666666667">
            <text:p>7.97</text:p>
          </table:table-cell>
          <table:table-cell table:style-name="ce9" table:formula="of:=IF([.I12]&gt;8;[.I12]-8;0)" office:value-type="float" office:value="0">
            <text:p>0.00</text:p>
          </table:table-cell>
          <table:table-cell table:style-name="ce9" table:formula="of:=([.O12]-[.N12]+[.Q12]-[.P12])*24" office:value-type="float" office:value="7.96666666666667">
            <text:p>7.97</text:p>
          </table:table-cell>
          <table:table-cell table:style-name="ce6" table:formula="of:=[.I12]*[.$C$18]+[.H12]*[.$C$20]" office:value-type="float" office:value="243.979166666667">
            <text:p>243.98</text:p>
          </table:table-cell>
          <table:table-cell table:style-name="ce6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35625">
            <text:p>8:33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ROMULO <text:s text:c="5"/></text:p>
          </table:table-cell>
          <table:table-cell table:style-name="ce4" office:value-type="string">
            <text:p>2013/11/12</text:p>
          </table:table-cell>
          <table:table-cell table:style-name="ce7" office:value-type="float" office:value="839">
            <text:p>839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3]-[.H13]" office:value-type="float" office:value="7.86666666666667">
            <text:p>7.87</text:p>
          </table:table-cell>
          <table:table-cell table:style-name="ce9" table:formula="of:=IF([.I13]&gt;8;[.I13]-8;0)" office:value-type="float" office:value="0">
            <text:p>0.00</text:p>
          </table:table-cell>
          <table:table-cell table:style-name="ce9" table:formula="of:=([.O13]-[.N13]+[.Q13]-[.P13])*24" office:value-type="float" office:value="7.86666666666667">
            <text:p>7.87</text:p>
          </table:table-cell>
          <table:table-cell table:style-name="ce6" table:formula="of:=[.I13]*[.$C$18]+[.H13]*[.$C$20]" office:value-type="float" office:value="240.916666666667">
            <text:p>240.92</text:p>
          </table:table-cell>
          <table:table-cell table:style-name="ce6" table:formula="of:=IF([.G13]&gt;0;[.$C$21];0)" office:value-type="float" office:value="32">
            <text:p>32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360416666666667">
            <text:p>8:39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ROMULO <text:s text:c="5"/></text:p>
          </table:table-cell>
          <table:table-cell table:style-name="ce4" office:value-type="string">
            <text:p>2013/11/13</text:p>
          </table:table-cell>
          <table:table-cell table:style-name="ce7" office:value-type="float" office:value="842">
            <text:p>84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0">
            <text:p>1730</text:p>
          </table:table-cell>
          <table:table-cell table:style-name="ce9" table:formula="of:=[.I14]-[.H14]" office:value-type="float" office:value="7.8">
            <text:p>7.80</text:p>
          </table:table-cell>
          <table:table-cell table:style-name="ce9" table:formula="of:=IF([.I14]&gt;8;[.I14]-8;0)" office:value-type="float" office:value="0">
            <text:p>0.00</text:p>
          </table:table-cell>
          <table:table-cell table:style-name="ce9" table:formula="of:=([.O14]-[.N14]+[.Q14]-[.P14])*24" office:value-type="float" office:value="7.8">
            <text:p>7.80</text:p>
          </table:table-cell>
          <table:table-cell table:style-name="ce6" table:formula="of:=[.I14]*[.$C$18]+[.H14]*[.$C$20]" office:value-type="float" office:value="238.875">
            <text:p>238.88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3625">
            <text:p>8:42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29166666666667">
            <text:p>17:30</text:p>
          </table:table-cell>
          <table:table-cell table:number-columns-repeated="239"/>
        </table:table-row>
        <table:table-row table:style-name="ro1">
          <table:table-cell office:value-type="string">
            <text:p>ROMULO <text:s text:c="5"/></text:p>
          </table:table-cell>
          <table:table-cell table:style-name="ce4" office:value-type="string">
            <text:p>2013/11/14</text:p>
          </table:table-cell>
          <table:table-cell table:style-name="ce7" office:value-type="float" office:value="842">
            <text:p>84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5]-[.H15]" office:value-type="float" office:value="7.81666666666667">
            <text:p>7.82</text:p>
          </table:table-cell>
          <table:table-cell table:style-name="ce9" table:formula="of:=IF([.I15]&gt;8;[.I15]-8;0)" office:value-type="float" office:value="0">
            <text:p>0.00</text:p>
          </table:table-cell>
          <table:table-cell table:style-name="ce9" table:formula="of:=([.O15]-[.N15]+[.Q15]-[.P15])*24" office:value-type="float" office:value="7.81666666666667">
            <text:p>7.82</text:p>
          </table:table-cell>
          <table:table-cell table:style-name="ce6" table:formula="of:=[.I15]*[.$C$18]+[.H15]*[.$C$20]" office:value-type="float" office:value="239.385416666667">
            <text:p>239.39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3625">
            <text:p>8:42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ROMULO <text:s text:c="5"/></text:p>
          </table:table-cell>
          <table:table-cell table:style-name="ce4" office:value-type="string">
            <text:p>2013/11/15</text:p>
          </table:table-cell>
          <table:table-cell table:style-name="ce7" office:value-type="float" office:value="911">
            <text:p>911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2">
            <text:p>1732</text:p>
          </table:table-cell>
          <table:table-cell table:style-name="ce9" table:formula="of:=[.I16]-[.H16]" office:value-type="float" office:value="7.35">
            <text:p>7.35</text:p>
          </table:table-cell>
          <table:table-cell table:style-name="ce9" table:formula="of:=IF([.I16]&gt;8;[.I16]-8;0)" office:value-type="float" office:value="0">
            <text:p>0.00</text:p>
          </table:table-cell>
          <table:table-cell table:style-name="ce9" table:formula="of:=([.O16]-[.N16]+[.Q16]-[.P16])*24" office:value-type="float" office:value="7.35">
            <text:p>7.35</text:p>
          </table:table-cell>
          <table:table-cell table:style-name="ce6" table:formula="of:=[.I16]*[.$C$18]+[.H16]*[.$C$20]" office:value-type="float" office:value="225.09375">
            <text:p>225.09</text:p>
          </table:table-cell>
          <table:table-cell table:style-name="ce6" table:formula="of:=IF([.G16]&gt;0;[.$C$21];0)" office:value-type="float" office:value="32">
            <text:p>32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82638888888889">
            <text:p>9:11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30555555555556">
            <text:p>17:32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46.8">
            <text:p>46.80</text:p>
          </table:table-cell>
          <table:table-cell table:style-name="ce6" table:formula="of:=SUM([.H8:.H16])" office:value-type="float" office:value="0.0166666666666693">
            <text:p>0.02</text:p>
          </table:table-cell>
          <table:table-cell table:style-name="ce6" table:formula="of:=SUM([.I8:.I16])" office:value-type="float" office:value="46.8166666666667">
            <text:p>46.82</text:p>
          </table:table-cell>
          <table:table-cell table:style-name="ce6" table:formula="of:=SUM([.J8:.J16])" office:value-type="float" office:value="1433.88802083333">
            <text:p>1,433.89</text:p>
          </table:table-cell>
          <table:table-cell table:style-name="ce6" table:formula="of:=SUM([.K8:.K16])" office:value-type="float" office:value="192">
            <text:p>192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30.625">
            <text:p>30.63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1433.25">
            <text:p>1433.25</text:p>
          </table:table-cell>
          <table:table-cell table:style-name="ce10" table:formula="of:=[.H17]*[.C19]" office:value-type="float" office:value="0.638020833333433">
            <text:p>0.64</text:p>
          </table:table-cell>
          <table:table-cell table:style-name="ce6" table:formula="of:=[.H18]+[.G18]" office:value-type="float" office:value="1433.88802083333">
            <text:p>1,433.89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38.28125">
            <text:p>38.28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7.65625">
            <text:p>7.66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1433.88802083333">
            <text:p>1,433.89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192">
            <text:p>19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245">
            <text:p>245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1625.88802083333">
            <text:p>1,625.89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300">
            <text:p>3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1325.88802083333">
            <text:p>1,325.89</text:p>
          </table:table-cell>
          <table:table-cell table:number-columns-repeated="247"/>
        </table:table-row>
        <table:table-row table:style-name="ro1">
          <table:table-cell table:number-columns-repeated="8"/>
          <table:table-cell office:value-type="string">
            <text:p><text:s/></text:p>
          </table:table-cell>
          <table:table-cell table:number-columns-repeated="247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rnesto" table:style-name="ta3" table:print="false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driver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Calahatian, Ernesto">
            <text:p>Calahatian, Ernesto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ERNESTO <text:s text:c="4"/></text:p>
          </table:table-cell>
          <table:table-cell table:style-name="ce3" office:value-type="date" office:date-value="2013-10-05">
            <text:p>10-05-13</text:p>
          </table:table-cell>
          <table:table-cell table:style-name="ce7" office:value-type="float" office:value="837">
            <text:p>837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1]-[.H11]" office:value-type="float" office:value="7.9">
            <text:p>7.90</text:p>
          </table:table-cell>
          <table:table-cell table:style-name="ce9" table:formula="of:=IF([.I11]&gt;8;[.I11]-8;0)" office:value-type="float" office:value="0">
            <text:p>0.00</text:p>
          </table:table-cell>
          <table:table-cell table:style-name="ce9" table:formula="of:=([.O11]-[.N11]+[.Q11]-[.P11])*24" office:value-type="float" office:value="7.9">
            <text:p>7.90</text:p>
          </table:table-cell>
          <table:table-cell table:style-name="ce6" table:formula="of:=[.I11]*[.$C$18]+[.H11]*[.$C$20]" office:value-type="float" office:value="365.375">
            <text:p>365.38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59027777777778">
            <text:p>8:37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ERNESTO <text:s text:c="4"/></text:p>
          </table:table-cell>
          <table:table-cell table:style-name="ce4" office:value-type="date" office:date-value="2013-10-07">
            <text:p>10/07/2013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2">
            <text:p>1732</text:p>
          </table:table-cell>
          <table:table-cell table:style-name="ce9" table:formula="of:=[.I12]-[.H12]" office:value-type="float" office:value="7.81666666666667">
            <text:p>7.82</text:p>
          </table:table-cell>
          <table:table-cell table:style-name="ce9" table:formula="of:=IF([.I12]&gt;8;[.I12]-8;0)" office:value-type="float" office:value="0">
            <text:p>0.00</text:p>
          </table:table-cell>
          <table:table-cell table:style-name="ce9" table:formula="of:=([.O12]-[.N12]+[.Q12]-[.P12])*24" office:value-type="float" office:value="7.81666666666667">
            <text:p>7.82</text:p>
          </table:table-cell>
          <table:table-cell table:style-name="ce6" table:formula="of:=[.I12]*[.$C$18]+[.H12]*[.$C$20]" office:value-type="float" office:value="361.520833333334">
            <text:p>361.52</text:p>
          </table:table-cell>
          <table:table-cell table:style-name="ce6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363194444444444">
            <text:p>8:43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30555555555556">
            <text:p>17:32</text:p>
          </table:table-cell>
          <table:table-cell table:number-columns-repeated="239"/>
        </table:table-row>
        <table:table-row table:style-name="ro1">
          <table:table-cell office:value-type="string">
            <text:p>ERNESTO <text:s text:c="4"/></text:p>
          </table:table-cell>
          <table:table-cell table:style-name="ce4" office:value-type="date" office:date-value="2013-10-08">
            <text:p>10/08/2013</text:p>
          </table:table-cell>
          <table:table-cell table:style-name="ce7" office:value-type="float" office:value="839">
            <text:p>839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2">
            <text:p>1732</text:p>
          </table:table-cell>
          <table:table-cell table:style-name="ce9" table:formula="of:=[.I13]-[.H13]" office:value-type="float" office:value="7.88333333333334">
            <text:p>7.88</text:p>
          </table:table-cell>
          <table:table-cell table:style-name="ce9" table:formula="of:=IF([.I13]&gt;8;[.I13]-8;0)" office:value-type="float" office:value="0">
            <text:p>0.00</text:p>
          </table:table-cell>
          <table:table-cell table:style-name="ce9" table:formula="of:=([.O13]-[.N13]+[.Q13]-[.P13])*24" office:value-type="float" office:value="7.88333333333334">
            <text:p>7.88</text:p>
          </table:table-cell>
          <table:table-cell table:style-name="ce6" table:formula="of:=[.I13]*[.$C$18]+[.H13]*[.$C$20]" office:value-type="float" office:value="364.604166666667">
            <text:p>364.60</text:p>
          </table:table-cell>
          <table:table-cell table:style-name="ce6" table:formula="of:=IF([.G13]&gt;0;[.$C$21];0)" office:value-type="float" office:value="32">
            <text:p>32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360416666666667">
            <text:p>8:39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30555555555556">
            <text:p>17:32</text:p>
          </table:table-cell>
          <table:table-cell table:number-columns-repeated="239"/>
        </table:table-row>
        <table:table-row table:style-name="ro1">
          <table:table-cell office:value-type="string">
            <text:p>ERNESTO <text:s text:c="4"/></text:p>
          </table:table-cell>
          <table:table-cell table:style-name="ce4" office:value-type="date" office:date-value="2013-10-09">
            <text:p>10/09/2013</text:p>
          </table:table-cell>
          <table:table-cell table:style-name="ce7" office:value-type="float" office:value="841">
            <text:p>841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2">
            <text:p>1732</text:p>
          </table:table-cell>
          <table:table-cell table:style-name="ce9" table:formula="of:=[.I14]-[.H14]" office:value-type="float" office:value="7.85">
            <text:p>7.85</text:p>
          </table:table-cell>
          <table:table-cell table:style-name="ce9" table:formula="of:=IF([.I14]&gt;8;[.I14]-8;0)" office:value-type="float" office:value="0">
            <text:p>0.00</text:p>
          </table:table-cell>
          <table:table-cell table:style-name="ce9" table:formula="of:=([.O14]-[.N14]+[.Q14]-[.P14])*24" office:value-type="float" office:value="7.85">
            <text:p>7.85</text:p>
          </table:table-cell>
          <table:table-cell table:style-name="ce6" table:formula="of:=[.I14]*[.$C$18]+[.H14]*[.$C$20]" office:value-type="float" office:value="363.0625">
            <text:p>363.06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361805555555556">
            <text:p>8:41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30555555555556">
            <text:p>17:32</text:p>
          </table:table-cell>
          <table:table-cell table:number-columns-repeated="239"/>
        </table:table-row>
        <table:table-row table:style-name="ro1">
          <table:table-cell office:value-type="string">
            <text:p>ERNESTO <text:s text:c="4"/></text:p>
          </table:table-cell>
          <table:table-cell table:style-name="ce4" office:value-type="date" office:date-value="2013-10-10">
            <text:p>10/10/2013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3">
            <text:p>1733</text:p>
          </table:table-cell>
          <table:table-cell table:style-name="ce9" table:formula="of:=[.I15]-[.H15]" office:value-type="float" office:value="7.83333333333334">
            <text:p>7.83</text:p>
          </table:table-cell>
          <table:table-cell table:style-name="ce9" table:formula="of:=IF([.I15]&gt;8;[.I15]-8;0)" office:value-type="float" office:value="0">
            <text:p>0.00</text:p>
          </table:table-cell>
          <table:table-cell table:style-name="ce9" table:formula="of:=([.O15]-[.N15]+[.Q15]-[.P15])*24" office:value-type="float" office:value="7.83333333333334">
            <text:p>7.83</text:p>
          </table:table-cell>
          <table:table-cell table:style-name="ce6" table:formula="of:=[.I15]*[.$C$18]+[.H15]*[.$C$20]" office:value-type="float" office:value="362.291666666667">
            <text:p>362.29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363194444444444">
            <text:p>8:43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3125">
            <text:p>17:33</text:p>
          </table:table-cell>
          <table:table-cell table:number-columns-repeated="239"/>
        </table:table-row>
        <table:table-row table:style-name="ro1">
          <table:table-cell office:value-type="string">
            <text:p>ERNESTO <text:s text:c="4"/></text:p>
          </table:table-cell>
          <table:table-cell table:style-name="ce4" office:value-type="date" office:date-value="2013-10-11">
            <text:p>10/11/2013</text:p>
          </table:table-cell>
          <table:table-cell table:style-name="ce7" office:value-type="float" office:value="839">
            <text:p>839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6]-[.H16]" office:value-type="float" office:value="7.86666666666667">
            <text:p>7.87</text:p>
          </table:table-cell>
          <table:table-cell table:style-name="ce9" table:formula="of:=IF([.I16]&gt;8;[.I16]-8;0)" office:value-type="float" office:value="0">
            <text:p>0.00</text:p>
          </table:table-cell>
          <table:table-cell table:style-name="ce9" table:formula="of:=([.O16]-[.N16]+[.Q16]-[.P16])*24" office:value-type="float" office:value="7.86666666666667">
            <text:p>7.87</text:p>
          </table:table-cell>
          <table:table-cell table:style-name="ce6" table:formula="of:=[.I16]*[.$C$18]+[.H16]*[.$C$20]" office:value-type="float" office:value="363.833333333333">
            <text:p>363.83</text:p>
          </table:table-cell>
          <table:table-cell table:style-name="ce6" table:formula="of:=IF([.G16]&gt;0;[.$C$21];0)" office:value-type="float" office:value="32">
            <text:p>32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60416666666667">
            <text:p>8:39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47.15">
            <text:p>47.15</text:p>
          </table:table-cell>
          <table:table-cell table:style-name="ce6" table:formula="of:=SUM([.H8:.H16])" office:value-type="float" office:value="0">
            <text:p>0.00</text:p>
          </table:table-cell>
          <table:table-cell table:style-name="ce6" table:formula="of:=SUM([.I8:.I16])" office:value-type="float" office:value="47.15">
            <text:p>47.15</text:p>
          </table:table-cell>
          <table:table-cell table:style-name="ce6" table:formula="of:=SUM([.J8:.J16])" office:value-type="float" office:value="2180.6875">
            <text:p>2,180.69</text:p>
          </table:table-cell>
          <table:table-cell table:style-name="ce6" table:formula="of:=SUM([.K8:.K16])" office:value-type="float" office:value="192">
            <text:p>192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46.25">
            <text:p>46.25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2180.6875">
            <text:p>2180.69</text:p>
          </table:table-cell>
          <table:table-cell table:style-name="ce10" table:formula="of:=[.H17]*[.C19]" office:value-type="float" office:value="0">
            <text:p>0.00</text:p>
          </table:table-cell>
          <table:table-cell table:style-name="ce6" table:formula="of:=[.H18]+[.G18]" office:value-type="float" office:value="2180.6875">
            <text:p>2,180.69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57.8125">
            <text:p>57.81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11.5625">
            <text:p>11.56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2180.6875">
            <text:p>2,180.69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192">
            <text:p>19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70">
            <text:p>370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2372.6875">
            <text:p>2,372.69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1872.6875">
            <text:p>1,872.69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ucio" table:style-name="ta4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1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3" table:visibility="collapse" table:default-cell-style-name="Default"/>
        <table:table-column table:style-name="co20" table:number-columns-repeated="2" table:default-cell-style-name="Default"/>
        <table:table-column table:style-name="co13" table:visibility="collapse" table:default-cell-style-name="Default"/>
        <table:table-column table:style-name="co20" table:number-columns-repeated="2" table:default-cell-style-name="Default"/>
        <table:table-column table:style-name="co13" table:visibility="collapse" table:default-cell-style-name="Default"/>
        <table:table-column table:style-name="co13" table:number-columns-repeated="230" table:default-cell-style-name="Default"/>
        <table:table-row table:style-name="ro1" table:number-rows-repeated="2">
          <table:table-cell table:style-name="ce1" table:number-columns-repeated="10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Nickname</text:p>
          </table:table-cell>
          <table:table-cell table:style-name="ce5" office:value-type="string">
            <text:p>lucio</text:p>
          </table:table-cell>
          <table:table-cell table:style-name="ce1" table:number-columns-repeated="7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 table:number-columns-repeated="10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6" table:formula="of:=VLOOKUP([.C3];[$Rate.B5:.D25];2)" office:value-type="string" office:string-value="Entero, Lucio">
            <text:p>Entero, Lucio</text:p>
          </table:table-cell>
          <table:table-cell table:style-name="ce1" table:number-columns-repeated="7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 table:number-columns-repeated="6"/>
          <table:table-cell table:style-name="ce1" office:value-type="string">
            <text:p>regular</text:p>
          </table:table-cell>
          <table:table-cell table:style-name="ce1" office:value-type="string">
            <text:p>overtim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ross</text:p>
          </table:table-cell>
          <table:table-cell office:value-type="string">
            <text:p>COLA</text:p>
          </table:table-cell>
          <table:table-cell table:number-columns-repeated="2" table:style-name="ce1" office:value-type="string">
            <text:p>Holiday</text:p>
          </table:table-cell>
          <table:table-cell table:style-name="ce1" table:number-columns-repeated="5"/>
          <table:table-cell table:number-columns-repeated="238"/>
        </table:table-row>
        <table:table-row table:style-name="ro1">
          <table:table-cell table:style-name="ce1" table:number-columns-repeated="2"/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number-columns-repeated="3" table:style-name="ce1" office:value-type="string">
            <text:p>hours</text:p>
          </table:table-cell>
          <table:table-cell table:style-name="ce1" office:value-type="string">
            <text:p>Pay</text:p>
          </table:table-cell>
          <table:table-cell/>
          <table:table-cell table:style-name="ce1" office:value-type="string">
            <text:p>rate</text:p>
          </table:table-cell>
          <table:table-cell table:style-name="ce1" office:value-type="string">
            <text:p>additional</text:p>
          </table:table-cell>
          <table:table-cell table:style-name="ce1" table:number-columns-repeated="5"/>
          <table:table-cell table:number-columns-repeated="238"/>
        </table:table-row>
        <table:table-row table:style-name="ro1">
          <table:table-cell table:style-name="ce1"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 table:style-name="ce1"/>
          <table:table-cell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style-name="ce1"/>
          <table:table-cell table:style-name="ce14"/>
          <table:table-cell table:style-name="ce17"/>
          <table:table-cell table:style-name="ce18"/>
          <table:table-cell table:style-name="ce14"/>
          <table:table-cell table:style-name="ce17"/>
          <table:table-cell table:style-name="ce18"/>
          <table:table-cell table:style-name="ce14"/>
          <table:table-cell table:style-name="ce17" table:number-columns-repeated="3"/>
          <table:table-cell table:number-columns-repeated="228"/>
        </table:table-row>
        <table:table-row table:style-name="ro1">
          <table:table-cell table:style-name="ce1"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style-name="ce1"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style-name="ce1"/>
          <table:table-cell table:style-name="ce15"/>
          <table:table-cell/>
          <table:table-cell table:style-name="ce19"/>
          <table:table-cell table:style-name="ce15"/>
          <table:table-cell/>
          <table:table-cell table:style-name="ce19"/>
          <table:table-cell table:style-name="ce15"/>
          <table:table-cell table:number-columns-repeated="231"/>
        </table:table-row>
        <table:table-row table:style-name="ro1">
          <table:table-cell table:style-name="ce1"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style-name="ce1"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style-name="ce1"/>
          <table:table-cell table:style-name="ce15"/>
          <table:table-cell/>
          <table:table-cell table:style-name="ce19"/>
          <table:table-cell table:style-name="ce15"/>
          <table:table-cell/>
          <table:table-cell table:style-name="ce19"/>
          <table:table-cell table:style-name="ce15"/>
          <table:table-cell table:number-columns-repeated="231"/>
        </table:table-row>
        <table:table-row table:style-name="ro1">
          <table:table-cell table:style-name="ce1" office:value-type="string">
            <text:p>LUCIO <text:s text:c="6"/></text:p>
          </table:table-cell>
          <table:table-cell table:style-name="ce3" office:value-type="string">
            <text:p>2013/11/09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57">
            <text:p>1757</text:p>
          </table:table-cell>
          <table:table-cell table:style-name="ce9" table:formula="of:=[.I11]-[.H11]" office:value-type="float" office:value="8">
            <text:p>8.00</text:p>
          </table:table-cell>
          <table:table-cell table:style-name="ce9" table:formula="of:=IF([.I11]&gt;8;[.I11]-8;0)" office:value-type="float" office:value="0.450000000000003">
            <text:p>0.45</text:p>
          </table:table-cell>
          <table:table-cell table:style-name="ce9" table:formula="of:=([.O11]-[.N11]+[.Q11]-[.P11])*24" office:value-type="float" office:value="8.45">
            <text:p>8.45</text:p>
          </table:table-cell>
          <table:table-cell table:style-name="ce6" table:formula="of:=[.I11]*[.$C$18]+[.H11]*[.$C$20]" office:value-type="float" office:value="390.6640625">
            <text:p>390.66</text:p>
          </table:table-cell>
          <table:table-cell table:style-name="ce6" table:formula="of:=IF([.G11]&gt;0;[.$C$21];0)" office:value-type="float" office:value="32">
            <text:p>32.00</text:p>
          </table:table-cell>
          <table:table-cell/>
          <table:table-cell table:style-name="ce1"/>
          <table:table-cell table:style-name="ce13" table:formula="of:=((([.C11]-MOD([.C11];100))/100)/24)+(MOD([.C11];100)/24/60)" office:value-type="float" office:value="0.354166666666667">
            <text:p>8:30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47916666666667">
            <text:p>17:57</text:p>
          </table:table-cell>
          <table:table-cell table:style-name="ce1"/>
          <table:table-cell table:style-name="ce15"/>
          <table:table-cell/>
          <table:table-cell table:style-name="ce19"/>
          <table:table-cell table:style-name="ce15"/>
          <table:table-cell/>
          <table:table-cell table:style-name="ce19"/>
          <table:table-cell table:style-name="ce15"/>
          <table:table-cell table:number-columns-repeated="231"/>
        </table:table-row>
        <table:table-row table:style-name="ro1">
          <table:table-cell table:style-name="ce1" office:value-type="string">
            <text:p>LUCIO <text:s text:c="6"/></text:p>
          </table:table-cell>
          <table:table-cell table:style-name="ce4" office:value-type="string">
            <text:p>2013/11/11</text:p>
          </table:table-cell>
          <table:table-cell table:style-name="ce7" office:value-type="float" office:value="834">
            <text:p>834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24">
            <text:p>1824</text:p>
          </table:table-cell>
          <table:table-cell table:style-name="ce9" table:formula="of:=[.I12]-[.H12]" office:value-type="float" office:value="8">
            <text:p>8.00</text:p>
          </table:table-cell>
          <table:table-cell table:style-name="ce9" table:formula="of:=IF([.I12]&gt;8;[.I12]-8;0)" office:value-type="float" office:value="0.833333333333336">
            <text:p>0.83</text:p>
          </table:table-cell>
          <table:table-cell table:style-name="ce9" table:formula="of:=([.O12]-[.N12]+[.Q12]-[.P12])*24" office:value-type="float" office:value="8.83333333333334">
            <text:p>8.83</text:p>
          </table:table-cell>
          <table:table-cell table:style-name="ce6" table:formula="of:=[.I12]*[.$C$18]+[.H12]*[.$C$20]" office:value-type="float" office:value="412.526041666667">
            <text:p>412.53</text:p>
          </table:table-cell>
          <table:table-cell table:style-name="ce6" table:formula="of:=IF([.G12]&gt;0;[.$C$21];0)" office:value-type="float" office:value="32">
            <text:p>32.00</text:p>
          </table:table-cell>
          <table:table-cell table:style-name="ce1"/>
          <table:table-cell/>
          <table:table-cell table:style-name="ce13" table:formula="of:=((([.C12]-MOD([.C12];100))/100)/24)+(MOD([.C12];100)/24/60)" office:value-type="float" office:value="0.356944444444444">
            <text:p>8:34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66666666666667">
            <text:p>18:24</text:p>
          </table:table-cell>
          <table:table-cell table:style-name="ce1"/>
          <table:table-cell table:style-name="ce15"/>
          <table:table-cell/>
          <table:table-cell table:style-name="ce19"/>
          <table:table-cell table:style-name="ce15"/>
          <table:table-cell/>
          <table:table-cell table:style-name="ce19"/>
          <table:table-cell table:style-name="ce15"/>
          <table:table-cell table:number-columns-repeated="231"/>
        </table:table-row>
        <table:table-row table:style-name="ro1">
          <table:table-cell table:style-name="ce1" office:value-type="string">
            <text:p>LUCIO <text:s text:c="6"/></text:p>
          </table:table-cell>
          <table:table-cell table:style-name="ce4" office:value-type="string">
            <text:p>2013/11/12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5">
            <text:p>1805</text:p>
          </table:table-cell>
          <table:table-cell table:style-name="ce9" table:formula="of:=[.I13]-[.H13]" office:value-type="float" office:value="8">
            <text:p>8.00</text:p>
          </table:table-cell>
          <table:table-cell table:style-name="ce9" table:formula="of:=IF([.I13]&gt;8;[.I13]-8;0)" office:value-type="float" office:value="0.583333333333336">
            <text:p>0.58</text:p>
          </table:table-cell>
          <table:table-cell table:style-name="ce9" table:formula="of:=([.O13]-[.N13]+[.Q13]-[.P13])*24" office:value-type="float" office:value="8.58333333333334">
            <text:p>8.58</text:p>
          </table:table-cell>
          <table:table-cell table:style-name="ce6" table:formula="of:=[.I13]*[.$C$18]+[.H13]*[.$C$20]" office:value-type="float" office:value="398.268229166667">
            <text:p>398.27</text:p>
          </table:table-cell>
          <table:table-cell table:style-name="ce6" table:formula="of:=IF([.G13]&gt;0;[.$C$21];0)" office:value-type="float" office:value="32">
            <text:p>32.00</text:p>
          </table:table-cell>
          <table:table-cell table:style-name="ce1" table:number-columns-repeated="2"/>
          <table:table-cell table:style-name="ce13" table:formula="of:=((([.C13]-MOD([.C13];100))/100)/24)+(MOD([.C13];100)/24/60)" office:value-type="float" office:value="0.354166666666667">
            <text:p>8:30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53472222222222">
            <text:p>18:05</text:p>
          </table:table-cell>
          <table:table-cell table:style-name="ce1"/>
          <table:table-cell table:style-name="ce15"/>
          <table:table-cell/>
          <table:table-cell table:style-name="ce19"/>
          <table:table-cell table:style-name="ce15"/>
          <table:table-cell/>
          <table:table-cell table:style-name="ce19"/>
          <table:table-cell table:style-name="ce15"/>
          <table:table-cell table:number-columns-repeated="231"/>
        </table:table-row>
        <table:table-row table:style-name="ro1">
          <table:table-cell table:style-name="ce1" office:value-type="string">
            <text:p>LUCIO <text:s text:c="6"/></text:p>
          </table:table-cell>
          <table:table-cell table:style-name="ce4" office:value-type="string">
            <text:p>2013/11/13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5">
            <text:p>1805</text:p>
          </table:table-cell>
          <table:table-cell table:style-name="ce9" table:formula="of:=[.I14]-[.H14]" office:value-type="float" office:value="8">
            <text:p>8.00</text:p>
          </table:table-cell>
          <table:table-cell table:style-name="ce9" table:formula="of:=IF([.I14]&gt;8;[.I14]-8;0)" office:value-type="float" office:value="0.583333333333336">
            <text:p>0.58</text:p>
          </table:table-cell>
          <table:table-cell table:style-name="ce9" table:formula="of:=([.O14]-[.N14]+[.Q14]-[.P14])*24" office:value-type="float" office:value="8.58333333333334">
            <text:p>8.58</text:p>
          </table:table-cell>
          <table:table-cell table:style-name="ce6" table:formula="of:=[.I14]*[.$C$18]+[.H14]*[.$C$20]" office:value-type="float" office:value="398.268229166667">
            <text:p>398.27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style-name="ce1" table:number-columns-repeated="2"/>
          <table:table-cell table:style-name="ce13" table:formula="of:=((([.C14]-MOD([.C14];100))/100)/24)+(MOD([.C14];100)/24/60)" office:value-type="float" office:value="0.354166666666667">
            <text:p>8:30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53472222222222">
            <text:p>18:05</text:p>
          </table:table-cell>
          <table:table-cell table:style-name="ce1"/>
          <table:table-cell table:style-name="ce15"/>
          <table:table-cell/>
          <table:table-cell table:style-name="ce19"/>
          <table:table-cell table:style-name="ce15"/>
          <table:table-cell/>
          <table:table-cell table:style-name="ce19"/>
          <table:table-cell table:style-name="ce15"/>
          <table:table-cell table:number-columns-repeated="231"/>
        </table:table-row>
        <table:table-row table:style-name="ro1">
          <table:table-cell table:style-name="ce1" office:value-type="string">
            <text:p>LUCIO <text:s text:c="6"/></text:p>
          </table:table-cell>
          <table:table-cell table:style-name="ce4" office:value-type="string">
            <text:p>2013/11/14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0">
            <text:p>1800</text:p>
          </table:table-cell>
          <table:table-cell table:style-name="ce9" table:formula="of:=[.I15]-[.H15]" office:value-type="float" office:value="8">
            <text:p>8.00</text:p>
          </table:table-cell>
          <table:table-cell table:style-name="ce9" table:formula="of:=IF([.I15]&gt;8;[.I15]-8;0)" office:value-type="float" office:value="0.500000000000002">
            <text:p>0.50</text:p>
          </table:table-cell>
          <table:table-cell table:style-name="ce9" table:formula="of:=([.O15]-[.N15]+[.Q15]-[.P15])*24" office:value-type="float" office:value="8.5">
            <text:p>8.50</text:p>
          </table:table-cell>
          <table:table-cell table:style-name="ce6" table:formula="of:=[.I15]*[.$C$18]+[.H15]*[.$C$20]" office:value-type="float" office:value="393.515625">
            <text:p>393.52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style-name="ce1" table:number-columns-repeated="2"/>
          <table:table-cell table:style-name="ce13" table:formula="of:=((([.C15]-MOD([.C15];100))/100)/24)+(MOD([.C15];100)/24/60)" office:value-type="float" office:value="0.354166666666667">
            <text:p>8:30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5">
            <text:p>18:00</text:p>
          </table:table-cell>
          <table:table-cell table:style-name="ce1"/>
          <table:table-cell table:style-name="ce15"/>
          <table:table-cell/>
          <table:table-cell table:style-name="ce19"/>
          <table:table-cell table:style-name="ce15"/>
          <table:table-cell/>
          <table:table-cell table:style-name="ce19"/>
          <table:table-cell table:style-name="ce15"/>
          <table:table-cell table:number-columns-repeated="231"/>
        </table:table-row>
        <table:table-row table:style-name="ro1">
          <table:table-cell table:style-name="ce1" office:value-type="string">
            <text:p>LUCIO <text:s text:c="6"/></text:p>
          </table:table-cell>
          <table:table-cell table:style-name="ce4" office:value-type="string">
            <text:p>2013/11/15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0">
            <text:p>1800</text:p>
          </table:table-cell>
          <table:table-cell table:style-name="ce9" table:formula="of:=[.I16]-[.H16]" office:value-type="float" office:value="8">
            <text:p>8.00</text:p>
          </table:table-cell>
          <table:table-cell table:style-name="ce9" table:formula="of:=IF([.I16]&gt;8;[.I16]-8;0)" office:value-type="float" office:value="0.500000000000002">
            <text:p>0.50</text:p>
          </table:table-cell>
          <table:table-cell table:style-name="ce9" table:formula="of:=([.O16]-[.N16]+[.Q16]-[.P16])*24" office:value-type="float" office:value="8.5">
            <text:p>8.50</text:p>
          </table:table-cell>
          <table:table-cell table:style-name="ce6" table:formula="of:=[.I16]*[.$C$18]+[.H16]*[.$C$20]" office:value-type="float" office:value="393.515625">
            <text:p>393.52</text:p>
          </table:table-cell>
          <table:table-cell table:style-name="ce6" table:formula="of:=IF([.G16]&gt;0;[.$C$21];0)" office:value-type="float" office:value="32">
            <text:p>32.00</text:p>
          </table:table-cell>
          <table:table-cell table:style-name="ce1"/>
          <table:table-cell table:style-name="ce6"/>
          <table:table-cell table:style-name="ce13" table:formula="of:=((([.C16]-MOD([.C16];100))/100)/24)+(MOD([.C16];100)/24/60)" office:value-type="float" office:value="0.354166666666667">
            <text:p>8:30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5">
            <text:p>18:00</text:p>
          </table:table-cell>
          <table:table-cell table:style-name="ce1"/>
          <table:table-cell table:style-name="ce15"/>
          <table:table-cell/>
          <table:table-cell table:style-name="ce19"/>
          <table:table-cell table:style-name="ce15"/>
          <table:table-cell/>
          <table:table-cell table:style-name="ce19"/>
          <table:table-cell table:style-name="ce15"/>
          <table:table-cell table:number-columns-repeated="231"/>
        </table:table-row>
        <table:table-row table:style-name="ro1">
          <table:table-cell table:style-name="ce1"/>
          <table:table-cell/>
          <table:table-cell table:style-name="ce7" table:number-columns-repeated="4"/>
          <table:table-cell table:style-name="ce6" table:formula="of:=SUM([.G8:.G16])" office:value-type="float" office:value="48">
            <text:p>48.00</text:p>
          </table:table-cell>
          <table:table-cell table:style-name="ce6" table:formula="of:=SUM([.H8:.H16])" office:value-type="float" office:value="3.45000000000001">
            <text:p>3.45</text:p>
          </table:table-cell>
          <table:table-cell table:style-name="ce6" table:formula="of:=SUM([.I8:.I16])" office:value-type="float" office:value="51.45">
            <text:p>51.45</text:p>
          </table:table-cell>
          <table:table-cell table:style-name="ce6" table:formula="of:=SUM([.J8:.J16])" office:value-type="float" office:value="2386.7578125">
            <text:p>2,386.76</text:p>
          </table:table-cell>
          <table:table-cell table:style-name="ce6" table:formula="of:=SUM([.K8:.K16])" office:value-type="float" office:value="192">
            <text:p>192.00</text:p>
          </table:table-cell>
          <table:table-cell table:style-name="ce1"/>
          <table:table-cell table:style-name="ce6" table:formula="of:=SUM([.M8:.M16])" office:value-type="float" office:value="0">
            <text:p>0.00</text:p>
          </table:table-cell>
          <table:table-cell table:style-name="ce1" table:number-columns-repeated="5"/>
          <table:table-cell table:style-name="ce16"/>
          <table:table-cell/>
          <table:table-cell table:style-name="ce20"/>
          <table:table-cell table:style-name="ce16"/>
          <table:table-cell/>
          <table:table-cell table:style-name="ce20"/>
          <table:table-cell table:style-name="ce16"/>
          <table:table-cell table:number-columns-repeated="231"/>
        </table:table-row>
        <table:table-row table:style-name="ro1">
          <table:table-cell table:style-name="ce1"/>
          <table:table-cell table:style-name="ce1" office:value-type="string">
            <text:p>rate/hour</text:p>
          </table:table-cell>
          <table:table-cell table:style-name="ce6" table:formula="of:=VLOOKUP([.C3];[$Rate.B5:.D25];3)/8" office:value-type="float" office:value="45.625">
            <text:p>45.63</text:p>
          </table:table-cell>
          <table:table-cell table:style-name="ce1"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2190">
            <text:p>2190.00</text:p>
          </table:table-cell>
          <table:table-cell table:style-name="ce10" table:formula="of:=[.H17]*[.C19]" office:value-type="float" office:value="196.757812500001">
            <text:p>196.76</text:p>
          </table:table-cell>
          <table:table-cell table:style-name="ce6" table:formula="of:=[.H18]+[.G18]" office:value-type="float" office:value="2386.7578125">
            <text:p>2,386.76</text:p>
          </table:table-cell>
          <table:table-cell table:style-name="ce5" table:number-columns-repeated="2"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overtime rate</text:p>
          </table:table-cell>
          <table:table-cell table:style-name="ce6" table:formula="of:=[.C18]*1.25" office:value-type="float" office:value="57.03125">
            <text:p>57.03</text:p>
          </table:table-cell>
          <table:table-cell table:style-name="ce1" table:number-columns-repeated="4"/>
          <table:table-cell table:style-name="ce8"/>
          <table:table-cell table:style-name="ce6" table:number-columns-repeated="3"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overtime add'l</text:p>
          </table:table-cell>
          <table:table-cell table:style-name="ce6" table:formula="of:=[.C19]-[.C18]" office:value-type="float" office:value="11.40625">
            <text:p>11.41</text:p>
          </table:table-cell>
          <table:table-cell table:style-name="ce1"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2386.7578125">
            <text:p>2,386.76</text:p>
          </table:table-cell>
          <table:table-cell table:style-name="ce1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style-name="ce1" table:number-columns-repeated="2"/>
          <table:table-cell table:style-name="ce1" table:formula="of:=[.H17]*60" office:value-type="float" office:value="207.000000000001">
            <text:p>207</text:p>
          </table:table-cell>
          <table:table-cell table:style-name="ce1"/>
          <table:table-cell table:style-name="ce8" office:value-type="string">
            <text:p>COLA</text:p>
          </table:table-cell>
          <table:table-cell table:style-name="ce11" table:formula="of:=[.K17]" office:value-type="float" office:value="192">
            <text:p>192.00</text:p>
          </table:table-cell>
          <table:table-cell table:style-name="ce1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rate/day</text:p>
          </table:table-cell>
          <table:table-cell table:style-name="ce1" table:formula="of:=[.C18]*8" office:value-type="float" office:value="365">
            <text:p>365</text:p>
          </table:table-cell>
          <table:table-cell table:style-name="ce1" table:number-columns-repeated="4"/>
          <table:table-cell table:style-name="ce1" office:value-type="string">
            <text:p>Sub Total</text:p>
          </table:table-cell>
          <table:table-cell table:style-name="ce6" table:formula="of:=[.I20]+[.I21]" office:value-type="float" office:value="2578.7578125">
            <text:p>2,578.76</text:p>
          </table:table-cell>
          <table:table-cell table:style-name="ce1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style-name="ce1"/>
          <table:table-cell/>
          <table:table-cell table:style-name="ce1" table:number-columns-repeated="6"/>
          <table:table-cell table:number-columns-repeated="239"/>
        </table:table-row>
        <table:table-row table:style-name="ro1">
          <table:table-cell table:style-name="ce1" table:number-columns-repeated="2"/>
          <table:table-cell table:style-name="ce1" table:formula="of:=365*6" office:value-type="float" office:value="2190">
            <text:p>2190</text:p>
          </table:table-cell>
          <table:table-cell table:style-name="ce1" table:number-columns-repeated="4"/>
          <table:table-cell table:style-name="ce1" office:value-type="string">
            <text:p>net salary</text:p>
          </table:table-cell>
          <table:table-cell table:style-name="ce11" table:formula="of:=[.I20]+[.I21]-[.I23]" office:value-type="float" office:value="2078.7578125">
            <text:p>2,078.76</text:p>
          </table:table-cell>
          <table:table-cell table:style-name="ce1"/>
          <table:table-cell/>
          <table:table-cell table:style-name="ce1" table:number-columns-repeated="6"/>
          <table:table-cell table:number-columns-repeated="239"/>
        </table:table-row>
        <table:table-row table:style-name="ro1">
          <table:table-cell table:number-columns-repeated="2"/>
          <table:table-cell table:formula="of:=8*6" office:value-type="float" office:value="48">
            <text:p>48</text:p>
          </table:table-cell>
          <table:table-cell table:number-columns-repeated="253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ta" table:style-name="ta5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5" table:default-cell-style-name="ce1"/>
        <table:table-column table:style-name="co22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4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24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tata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Matinao, Gener ">
            <text:p>Matinao, Gener 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style-name="ce13"/>
          <table:table-cell table:number-columns-repeated="238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style-name="ce13"/>
          <table:table-cell table:number-columns-repeated="238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style-name="ce13"/>
          <table:table-cell table:number-columns-repeated="238"/>
        </table:table-row>
        <table:table-row table:style-name="ro1">
          <table:table-cell office:value-type="string">
            <text:p>GENEIR <text:s text:c="5"/></text:p>
          </table:table-cell>
          <table:table-cell table:style-name="ce3" office:value-type="string">
            <text:p>2013/11/09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1]-[.H11]" office:value-type="float" office:value="8">
            <text:p>8.00</text:p>
          </table:table-cell>
          <table:table-cell table:style-name="ce9" table:formula="of:=IF([.I11]&gt;8;[.I11]-8;0)" office:value-type="float" office:value="0.0166666666666693">
            <text:p>0.02</text:p>
          </table:table-cell>
          <table:table-cell table:style-name="ce9" table:formula="of:=([.O11]-[.N11]+[.Q11]-[.P11])*24" office:value-type="float" office:value="8.01666666666667">
            <text:p>8.02</text:p>
          </table:table-cell>
          <table:table-cell table:style-name="ce6" table:formula="of:=[.I11]*[.$C$18]+[.H11]*[.$C$20]" office:value-type="float" office:value="245.638020833333">
            <text:p>245.64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54166666666667">
            <text:p>8:30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29861111111111">
            <text:p>17:31</text:p>
          </table:table-cell>
          <table:table-cell table:style-name="ce13"/>
          <table:table-cell table:number-columns-repeated="238"/>
        </table:table-row>
        <table:table-row table:style-name="ro1">
          <table:table-cell office:value-type="string">
            <text:p>GENEIR <text:s text:c="5"/></text:p>
          </table:table-cell>
          <table:table-cell table:style-name="ce4" office:value-type="string">
            <text:p>2013/11/11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2]-[.H12]" office:value-type="float" office:value="8">
            <text:p>8.00</text:p>
          </table:table-cell>
          <table:table-cell table:style-name="ce9" table:formula="of:=IF([.I12]&gt;8;[.I12]-8;0)" office:value-type="float" office:value="0.0166666666666693">
            <text:p>0.02</text:p>
          </table:table-cell>
          <table:table-cell table:style-name="ce9" table:formula="of:=([.O12]-[.N12]+[.Q12]-[.P12])*24" office:value-type="float" office:value="8.01666666666667">
            <text:p>8.02</text:p>
          </table:table-cell>
          <table:table-cell table:style-name="ce6" table:formula="of:=[.I12]*[.$C$18]+[.H12]*[.$C$20]" office:value-type="float" office:value="245.638020833333">
            <text:p>245.64</text:p>
          </table:table-cell>
          <table:table-cell table:style-name="ce6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354166666666667">
            <text:p>8:30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29861111111111">
            <text:p>17:31</text:p>
          </table:table-cell>
          <table:table-cell table:style-name="ce13"/>
          <table:table-cell table:number-columns-repeated="238"/>
        </table:table-row>
        <table:table-row table:style-name="ro1">
          <table:table-cell office:value-type="string">
            <text:p>GENEIR <text:s text:c="5"/></text:p>
          </table:table-cell>
          <table:table-cell table:style-name="ce4" office:value-type="string">
            <text:p>2013/11/12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3]-[.H13]" office:value-type="float" office:value="8">
            <text:p>8.00</text:p>
          </table:table-cell>
          <table:table-cell table:style-name="ce9" table:formula="of:=IF([.I13]&gt;8;[.I13]-8;0)" office:value-type="float" office:value="0.0166666666666693">
            <text:p>0.02</text:p>
          </table:table-cell>
          <table:table-cell table:style-name="ce9" table:formula="of:=([.O13]-[.N13]+[.Q13]-[.P13])*24" office:value-type="float" office:value="8.01666666666667">
            <text:p>8.02</text:p>
          </table:table-cell>
          <table:table-cell table:style-name="ce6" table:formula="of:=[.I13]*[.$C$18]+[.H13]*[.$C$20]" office:value-type="float" office:value="245.638020833333">
            <text:p>245.64</text:p>
          </table:table-cell>
          <table:table-cell table:style-name="ce6" table:formula="of:=IF([.G13]&gt;0;[.$C$21];0)" office:value-type="float" office:value="32">
            <text:p>32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354166666666667">
            <text:p>8:30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29861111111111">
            <text:p>17:31</text:p>
          </table:table-cell>
          <table:table-cell table:style-name="ce13"/>
          <table:table-cell table:number-columns-repeated="238"/>
        </table:table-row>
        <table:table-row table:style-name="ro1">
          <table:table-cell office:value-type="string">
            <text:p>GENEIR <text:s text:c="5"/></text:p>
          </table:table-cell>
          <table:table-cell table:style-name="ce4" office:value-type="string">
            <text:p>2013/11/13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0">
            <text:p>1730</text:p>
          </table:table-cell>
          <table:table-cell table:style-name="ce9" table:formula="of:=[.I14]-[.H14]" office:value-type="float" office:value="8">
            <text:p>8.00</text:p>
          </table:table-cell>
          <table:table-cell table:style-name="ce9" table:formula="of:=IF([.I14]&gt;8;[.I14]-8;0)" office:value-type="float" office:value="0">
            <text:p>0.00</text:p>
          </table:table-cell>
          <table:table-cell table:style-name="ce9" table:formula="of:=([.O14]-[.N14]+[.Q14]-[.P14])*24" office:value-type="float" office:value="8">
            <text:p>8.00</text:p>
          </table:table-cell>
          <table:table-cell table:style-name="ce6" table:formula="of:=[.I14]*[.$C$18]+[.H14]*[.$C$20]" office:value-type="float" office:value="245">
            <text:p>245.00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354166666666667">
            <text:p>8:30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29166666666667">
            <text:p>17:30</text:p>
          </table:table-cell>
          <table:table-cell table:style-name="ce13"/>
          <table:table-cell table:number-columns-repeated="238"/>
        </table:table-row>
        <table:table-row table:style-name="ro1">
          <table:table-cell office:value-type="string">
            <text:p>GENEIR <text:s text:c="5"/></text:p>
          </table:table-cell>
          <table:table-cell table:style-name="ce4" office:value-type="string">
            <text:p>2013/11/14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5]-[.H15]" office:value-type="float" office:value="8">
            <text:p>8.00</text:p>
          </table:table-cell>
          <table:table-cell table:style-name="ce9" table:formula="of:=IF([.I15]&gt;8;[.I15]-8;0)" office:value-type="float" office:value="0.0166666666666693">
            <text:p>0.02</text:p>
          </table:table-cell>
          <table:table-cell table:style-name="ce9" table:formula="of:=([.O15]-[.N15]+[.Q15]-[.P15])*24" office:value-type="float" office:value="8.01666666666667">
            <text:p>8.02</text:p>
          </table:table-cell>
          <table:table-cell table:style-name="ce6" table:formula="of:=[.I15]*[.$C$18]+[.H15]*[.$C$20]" office:value-type="float" office:value="245.638020833333">
            <text:p>245.64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354166666666667">
            <text:p>8:30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29861111111111">
            <text:p>17:31</text:p>
          </table:table-cell>
          <table:table-cell table:style-name="ce13"/>
          <table:table-cell table:number-columns-repeated="238"/>
        </table:table-row>
        <table:table-row table:style-name="ro1">
          <table:table-cell office:value-type="string">
            <text:p>GENEIR <text:s text:c="5"/></text:p>
          </table:table-cell>
          <table:table-cell table:style-name="ce4" office:value-type="string">
            <text:p>2013/11/15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6]-[.H16]" office:value-type="float" office:value="8">
            <text:p>8.00</text:p>
          </table:table-cell>
          <table:table-cell table:style-name="ce9" table:formula="of:=IF([.I16]&gt;8;[.I16]-8;0)" office:value-type="float" office:value="0.0166666666666693">
            <text:p>0.02</text:p>
          </table:table-cell>
          <table:table-cell table:style-name="ce9" table:formula="of:=([.O16]-[.N16]+[.Q16]-[.P16])*24" office:value-type="float" office:value="8.01666666666667">
            <text:p>8.02</text:p>
          </table:table-cell>
          <table:table-cell table:style-name="ce6" table:formula="of:=[.I16]*[.$C$18]+[.H16]*[.$C$20]" office:value-type="float" office:value="245.638020833333">
            <text:p>245.64</text:p>
          </table:table-cell>
          <table:table-cell table:style-name="ce6" table:formula="of:=IF([.G16]&gt;0;[.$C$21];0)" office:value-type="float" office:value="32">
            <text:p>32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54166666666667">
            <text:p>8:30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29861111111111">
            <text:p>17:31</text:p>
          </table:table-cell>
          <table:table-cell table:style-name="ce13"/>
          <table:table-cell table:number-columns-repeated="238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48">
            <text:p>48.00</text:p>
          </table:table-cell>
          <table:table-cell table:style-name="ce6" table:formula="of:=SUM([.H8:.H16])" office:value-type="float" office:value="0.0833333333333464">
            <text:p>0.08</text:p>
          </table:table-cell>
          <table:table-cell table:style-name="ce6" table:formula="of:=SUM([.I8:.I16])" office:value-type="float" office:value="48.0833333333333">
            <text:p>48.08</text:p>
          </table:table-cell>
          <table:table-cell table:style-name="ce6" table:formula="of:=SUM([.J8:.J16])" office:value-type="float" office:value="1473.19010416667">
            <text:p>1,473.19</text:p>
          </table:table-cell>
          <table:table-cell table:style-name="ce6" table:formula="of:=SUM([.K8:.K16])" office:value-type="float" office:value="192">
            <text:p>192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30.625">
            <text:p>30.63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1470">
            <text:p>1470.00</text:p>
          </table:table-cell>
          <table:table-cell table:style-name="ce10" table:formula="of:=[.H17]*[.C19]" office:value-type="float" office:value="3.19010416666717">
            <text:p>3.19</text:p>
          </table:table-cell>
          <table:table-cell table:style-name="ce6" table:formula="of:=[.H18]+[.G18]" office:value-type="float" office:value="1473.19010416667">
            <text:p>1,473.19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38.28125">
            <text:p>38.28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7.65625">
            <text:p>7.66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1473.19010416667">
            <text:p>1,473.19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192">
            <text:p>19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245">
            <text:p>245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1665.19010416667">
            <text:p>1,665.19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1165.19010416667">
            <text:p>1,165.19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uel" table:style-name="ta6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rue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Marabe, Ruel">
            <text:p>Marabe, Ruel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table:style-name="ce3" office:value-type="string">
            <text:p>2013/11/09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56">
            <text:p>1756</text:p>
          </table:table-cell>
          <table:table-cell table:style-name="ce9" table:formula="of:=[.I11]-[.H11]" office:value-type="float" office:value="8">
            <text:p>8.00</text:p>
          </table:table-cell>
          <table:table-cell table:style-name="ce9" table:formula="of:=IF([.I11]&gt;8;[.I11]-8;0)" office:value-type="float" office:value="0.433333333333335">
            <text:p>0.43</text:p>
          </table:table-cell>
          <table:table-cell table:style-name="ce9" table:formula="of:=([.O11]-[.N11]+[.Q11]-[.P11])*24" office:value-type="float" office:value="8.43333333333334">
            <text:p>8.43</text:p>
          </table:table-cell>
          <table:table-cell table:style-name="ce6" table:formula="of:=[.I11]*[.$C$18]+[.H11]*[.$C$20]" office:value-type="float" office:value="341.666666666667">
            <text:p>341.67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54166666666667">
            <text:p>8:30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47222222222222">
            <text:p>17:56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table:style-name="ce4" office:value-type="string">
            <text:p>2013/11/11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55">
            <text:p>1755</text:p>
          </table:table-cell>
          <table:table-cell table:style-name="ce9" table:formula="of:=[.I12]-[.H12]" office:value-type="float" office:value="8">
            <text:p>8.00</text:p>
          </table:table-cell>
          <table:table-cell table:style-name="ce9" table:formula="of:=IF([.I12]&gt;8;[.I12]-8;0)" office:value-type="float" office:value="0.416666666666668">
            <text:p>0.42</text:p>
          </table:table-cell>
          <table:table-cell table:style-name="ce9" table:formula="of:=([.O12]-[.N12]+[.Q12]-[.P12])*24" office:value-type="float" office:value="8.41666666666667">
            <text:p>8.42</text:p>
          </table:table-cell>
          <table:table-cell table:style-name="ce6" table:formula="of:=[.I12]*[.$C$18]+[.H12]*[.$C$20]" office:value-type="float" office:value="340.833333333333">
            <text:p>340.83</text:p>
          </table:table-cell>
          <table:table-cell table:style-name="ce6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354166666666667">
            <text:p>8:30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46527777777778">
            <text:p>17:55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table:style-name="ce4" office:value-type="string">
            <text:p>2013/11/12</text:p>
          </table:table-cell>
          <table:table-cell table:style-name="ce7" office:value-type="float" office:value="1805">
            <text:p>1805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5">
            <text:p>1805</text:p>
          </table:table-cell>
          <table:table-cell table:style-name="ce9" table:formula="of:=[.I13]-[.H13]" office:value-type="float" office:value="-0.999999999999999">
            <text:p>-1.00</text:p>
          </table:table-cell>
          <table:table-cell table:style-name="ce9" table:formula="of:=IF([.I13]&gt;8;[.I13]-8;0)" office:value-type="float" office:value="0">
            <text:p>0.00</text:p>
          </table:table-cell>
          <table:table-cell table:style-name="ce9" table:formula="of:=([.O13]-[.N13]+[.Q13]-[.P13])*24" office:value-type="float" office:value="-0.999999999999999">
            <text:p>-1.00</text:p>
          </table:table-cell>
          <table:table-cell table:style-name="ce6" table:formula="of:=[.I13]*[.$C$18]+[.H13]*[.$C$20]" office:value-type="float" office:value="-40">
            <text:p>-40.00</text:p>
          </table:table-cell>
          <table:table-cell table:style-name="ce6" table:formula="of:=IF([.G13]&gt;0;[.$C$21];0)" office:value-type="float" office:value="0">
            <text:p>0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753472222222222">
            <text:p>18:05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53472222222222">
            <text:p>18:05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table:style-name="ce4" office:value-type="string">
            <text:p>2013/11/13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5">
            <text:p>1805</text:p>
          </table:table-cell>
          <table:table-cell table:style-name="ce9" table:formula="of:=[.I14]-[.H14]" office:value-type="float" office:value="8">
            <text:p>8.00</text:p>
          </table:table-cell>
          <table:table-cell table:style-name="ce9" table:formula="of:=IF([.I14]&gt;8;[.I14]-8;0)" office:value-type="float" office:value="0.583333333333336">
            <text:p>0.58</text:p>
          </table:table-cell>
          <table:table-cell table:style-name="ce9" table:formula="of:=([.O14]-[.N14]+[.Q14]-[.P14])*24" office:value-type="float" office:value="8.58333333333334">
            <text:p>8.58</text:p>
          </table:table-cell>
          <table:table-cell table:style-name="ce6" table:formula="of:=[.I14]*[.$C$18]+[.H14]*[.$C$20]" office:value-type="float" office:value="349.166666666667">
            <text:p>349.17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354166666666667">
            <text:p>8:30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53472222222222">
            <text:p>18:05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table:style-name="ce4" office:value-type="string">
            <text:p>2013/11/14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0">
            <text:p>1800</text:p>
          </table:table-cell>
          <table:table-cell table:style-name="ce9" table:formula="of:=[.I15]-[.H15]" office:value-type="float" office:value="8">
            <text:p>8.00</text:p>
          </table:table-cell>
          <table:table-cell table:style-name="ce9" table:formula="of:=IF([.I15]&gt;8;[.I15]-8;0)" office:value-type="float" office:value="0.500000000000002">
            <text:p>0.50</text:p>
          </table:table-cell>
          <table:table-cell table:style-name="ce9" table:formula="of:=([.O15]-[.N15]+[.Q15]-[.P15])*24" office:value-type="float" office:value="8.5">
            <text:p>8.50</text:p>
          </table:table-cell>
          <table:table-cell table:style-name="ce6" table:formula="of:=[.I15]*[.$C$18]+[.H15]*[.$C$20]" office:value-type="float" office:value="345">
            <text:p>345.00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354166666666667">
            <text:p>8:30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5">
            <text:p>18:00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table:style-name="ce4" office:value-type="string">
            <text:p>2013/11/15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0">
            <text:p>1800</text:p>
          </table:table-cell>
          <table:table-cell table:style-name="ce9" table:formula="of:=[.I16]-[.H16]" office:value-type="float" office:value="8">
            <text:p>8.00</text:p>
          </table:table-cell>
          <table:table-cell table:style-name="ce9" table:formula="of:=IF([.I16]&gt;8;[.I16]-8;0)" office:value-type="float" office:value="0.500000000000002">
            <text:p>0.50</text:p>
          </table:table-cell>
          <table:table-cell table:style-name="ce9" table:formula="of:=([.O16]-[.N16]+[.Q16]-[.P16])*24" office:value-type="float" office:value="8.5">
            <text:p>8.50</text:p>
          </table:table-cell>
          <table:table-cell table:style-name="ce6" table:formula="of:=[.I16]*[.$C$18]+[.H16]*[.$C$20]" office:value-type="float" office:value="345">
            <text:p>345.00</text:p>
          </table:table-cell>
          <table:table-cell table:style-name="ce6" table:formula="of:=IF([.G16]&gt;0;[.$C$21];0)" office:value-type="float" office:value="32">
            <text:p>32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54166666666667">
            <text:p>8:30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5">
            <text:p>18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39">
            <text:p>39.00</text:p>
          </table:table-cell>
          <table:table-cell table:style-name="ce6" table:formula="of:=SUM([.H8:.H16])" office:value-type="float" office:value="2.43333333333334">
            <text:p>2.43</text:p>
          </table:table-cell>
          <table:table-cell table:style-name="ce6" table:formula="of:=SUM([.I8:.I16])" office:value-type="float" office:value="41.4333333333333">
            <text:p>41.43</text:p>
          </table:table-cell>
          <table:table-cell table:style-name="ce6" table:formula="of:=SUM([.J8:.J16])" office:value-type="float" office:value="1681.66666666667">
            <text:p>1,681.67</text:p>
          </table:table-cell>
          <table:table-cell table:style-name="ce6" table:formula="of:=SUM([.K8:.K16])" office:value-type="float" office:value="160">
            <text:p>160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40">
            <text:p>40.00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1560">
            <text:p>1560.00</text:p>
          </table:table-cell>
          <table:table-cell table:style-name="ce10" table:formula="of:=[.H17]*[.C19]" office:value-type="float" office:value="121.666666666667">
            <text:p>121.67</text:p>
          </table:table-cell>
          <table:table-cell table:style-name="ce6" table:formula="of:=[.H18]+[.G18]" office:value-type="float" office:value="1681.66666666667">
            <text:p>1,681.67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50">
            <text:p>50.00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10">
            <text:p>10.00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1681.66666666667">
            <text:p>1,681.67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160">
            <text:p>160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20">
            <text:p>320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1841.66666666667">
            <text:p>1,841.67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1341.66666666667">
            <text:p>1,341.67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ann" table:style-name="ta7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meann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Madarang, Mary Ann">
            <text:p>Madarang, Mary Ann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MEAN <text:s text:c="7"/></text:p>
          </table:table-cell>
          <table:table-cell table:style-name="ce3" office:value-type="string">
            <text:p>2013/11/09</text:p>
          </table:table-cell>
          <table:table-cell table:style-name="ce7" office:value-type="float" office:value="837">
            <text:p>837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56">
            <text:p>1756</text:p>
          </table:table-cell>
          <table:table-cell table:style-name="ce9" table:formula="of:=[.I11]-[.H11]" office:value-type="float" office:value="8">
            <text:p>8.00</text:p>
          </table:table-cell>
          <table:table-cell table:style-name="ce9" table:formula="of:=IF([.I11]&gt;8;[.I11]-8;0)" office:value-type="float" office:value="0.31666666666667">
            <text:p>0.32</text:p>
          </table:table-cell>
          <table:table-cell table:style-name="ce9" table:formula="of:=([.O11]-[.N11]+[.Q11]-[.P11])*24" office:value-type="float" office:value="8.31666666666667">
            <text:p>8.32</text:p>
          </table:table-cell>
          <table:table-cell table:style-name="ce6" table:formula="of:=[.I11]*[.$C$18]+[.H11]*[.$C$20]" office:value-type="float" office:value="440.78125">
            <text:p>440.78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59027777777778">
            <text:p>8:37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47222222222222">
            <text:p>17:56</text:p>
          </table:table-cell>
          <table:table-cell table:number-columns-repeated="239"/>
        </table:table-row>
        <table:table-row table:style-name="ro1">
          <table:table-cell office:value-type="string">
            <text:p>MEAN <text:s text:c="7"/></text:p>
          </table:table-cell>
          <table:table-cell table:style-name="ce4" office:value-type="string">
            <text:p>2013/11/11</text:p>
          </table:table-cell>
          <table:table-cell table:style-name="ce7" office:value-type="float" office:value="832">
            <text:p>83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25">
            <text:p>1825</text:p>
          </table:table-cell>
          <table:table-cell table:style-name="ce9" table:formula="of:=[.I12]-[.H12]" office:value-type="float" office:value="8">
            <text:p>8.00</text:p>
          </table:table-cell>
          <table:table-cell table:style-name="ce9" table:formula="of:=IF([.I12]&gt;8;[.I12]-8;0)" office:value-type="float" office:value="0.883333333333336">
            <text:p>0.88</text:p>
          </table:table-cell>
          <table:table-cell table:style-name="ce9" table:formula="of:=([.O12]-[.N12]+[.Q12]-[.P12])*24" office:value-type="float" office:value="8.88333333333334">
            <text:p>8.88</text:p>
          </table:table-cell>
          <table:table-cell table:style-name="ce6" table:formula="of:=[.I12]*[.$C$18]+[.H12]*[.$C$20]" office:value-type="float" office:value="477.96875">
            <text:p>477.97</text:p>
          </table:table-cell>
          <table:table-cell table:style-name="ce6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355555555555555">
            <text:p>8:32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67361111111111">
            <text:p>18:25</text:p>
          </table:table-cell>
          <table:table-cell table:number-columns-repeated="239"/>
        </table:table-row>
        <table:table-row table:style-name="ro1">
          <table:table-cell office:value-type="string">
            <text:p>MEAN <text:s text:c="7"/></text:p>
          </table:table-cell>
          <table:table-cell table:style-name="ce4" office:value-type="string">
            <text:p>2013/11/12</text:p>
          </table:table-cell>
          <table:table-cell table:style-name="ce7" office:value-type="float" office:value="840">
            <text:p>84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5">
            <text:p>1805</text:p>
          </table:table-cell>
          <table:table-cell table:style-name="ce9" table:formula="of:=[.I13]-[.H13]" office:value-type="float" office:value="8">
            <text:p>8.00</text:p>
          </table:table-cell>
          <table:table-cell table:style-name="ce9" table:formula="of:=IF([.I13]&gt;8;[.I13]-8;0)" office:value-type="float" office:value="0.416666666666668">
            <text:p>0.42</text:p>
          </table:table-cell>
          <table:table-cell table:style-name="ce9" table:formula="of:=([.O13]-[.N13]+[.Q13]-[.P13])*24" office:value-type="float" office:value="8.41666666666667">
            <text:p>8.42</text:p>
          </table:table-cell>
          <table:table-cell table:style-name="ce6" table:formula="of:=[.I13]*[.$C$18]+[.H13]*[.$C$20]" office:value-type="float" office:value="447.34375">
            <text:p>447.34</text:p>
          </table:table-cell>
          <table:table-cell table:style-name="ce6" table:formula="of:=IF([.G13]&gt;0;[.$C$21];0)" office:value-type="float" office:value="32">
            <text:p>32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361111111111111">
            <text:p>8:40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53472222222222">
            <text:p>18:05</text:p>
          </table:table-cell>
          <table:table-cell table:number-columns-repeated="239"/>
        </table:table-row>
        <table:table-row table:style-name="ro1">
          <table:table-cell office:value-type="string">
            <text:p>MEAN <text:s text:c="7"/></text:p>
          </table:table-cell>
          <table:table-cell table:style-name="ce4" office:value-type="string">
            <text:p>2013/11/13</text:p>
          </table:table-cell>
          <table:table-cell table:style-name="ce7" office:value-type="float" office:value="832">
            <text:p>83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6">
            <text:p>1806</text:p>
          </table:table-cell>
          <table:table-cell table:style-name="ce9" table:formula="of:=[.I14]-[.H14]" office:value-type="float" office:value="8">
            <text:p>8.00</text:p>
          </table:table-cell>
          <table:table-cell table:style-name="ce9" table:formula="of:=IF([.I14]&gt;8;[.I14]-8;0)" office:value-type="float" office:value="0.566666666666668">
            <text:p>0.57</text:p>
          </table:table-cell>
          <table:table-cell table:style-name="ce9" table:formula="of:=([.O14]-[.N14]+[.Q14]-[.P14])*24" office:value-type="float" office:value="8.56666666666667">
            <text:p>8.57</text:p>
          </table:table-cell>
          <table:table-cell table:style-name="ce6" table:formula="of:=[.I14]*[.$C$18]+[.H14]*[.$C$20]" office:value-type="float" office:value="457.1875">
            <text:p>457.19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355555555555555">
            <text:p>8:32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54166666666667">
            <text:p>18:06</text:p>
          </table:table-cell>
          <table:table-cell table:number-columns-repeated="239"/>
        </table:table-row>
        <table:table-row table:style-name="ro1">
          <table:table-cell office:value-type="string">
            <text:p>MEAN <text:s text:c="7"/></text:p>
          </table:table-cell>
          <table:table-cell table:style-name="ce4" office:value-type="string">
            <text:p>2013/11/14</text:p>
          </table:table-cell>
          <table:table-cell table:style-name="ce7" office:value-type="float" office:value="836">
            <text:p>836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0">
            <text:p>1800</text:p>
          </table:table-cell>
          <table:table-cell table:style-name="ce9" table:formula="of:=[.I15]-[.H15]" office:value-type="float" office:value="8">
            <text:p>8.00</text:p>
          </table:table-cell>
          <table:table-cell table:style-name="ce9" table:formula="of:=IF([.I15]&gt;8;[.I15]-8;0)" office:value-type="float" office:value="0.399999999999999">
            <text:p>0.40</text:p>
          </table:table-cell>
          <table:table-cell table:style-name="ce9" table:formula="of:=([.O15]-[.N15]+[.Q15]-[.P15])*24" office:value-type="float" office:value="8.4">
            <text:p>8.40</text:p>
          </table:table-cell>
          <table:table-cell table:style-name="ce6" table:formula="of:=[.I15]*[.$C$18]+[.H15]*[.$C$20]" office:value-type="float" office:value="446.25">
            <text:p>446.25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358333333333333">
            <text:p>8:36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5">
            <text:p>18:00</text:p>
          </table:table-cell>
          <table:table-cell table:number-columns-repeated="239"/>
        </table:table-row>
        <table:table-row table:style-name="ro1">
          <table:table-cell office:value-type="string">
            <text:p>MEAN <text:s text:c="7"/></text:p>
          </table:table-cell>
          <table:table-cell table:style-name="ce4" office:value-type="string">
            <text:p>2013/11/15</text:p>
          </table:table-cell>
          <table:table-cell table:style-name="ce7" office:value-type="float" office:value="836">
            <text:p>836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0">
            <text:p>1800</text:p>
          </table:table-cell>
          <table:table-cell table:style-name="ce9" table:formula="of:=[.I16]-[.H16]" office:value-type="float" office:value="8">
            <text:p>8.00</text:p>
          </table:table-cell>
          <table:table-cell table:style-name="ce9" table:formula="of:=IF([.I16]&gt;8;[.I16]-8;0)" office:value-type="float" office:value="0.399999999999999">
            <text:p>0.40</text:p>
          </table:table-cell>
          <table:table-cell table:style-name="ce9" table:formula="of:=([.O16]-[.N16]+[.Q16]-[.P16])*24" office:value-type="float" office:value="8.4">
            <text:p>8.40</text:p>
          </table:table-cell>
          <table:table-cell table:style-name="ce6" table:formula="of:=[.I16]*[.$C$18]+[.H16]*[.$C$20]" office:value-type="float" office:value="446.25">
            <text:p>446.25</text:p>
          </table:table-cell>
          <table:table-cell table:style-name="ce6" table:formula="of:=IF([.G16]&gt;0;[.$C$21];0)" office:value-type="float" office:value="32">
            <text:p>32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58333333333333">
            <text:p>8:36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5">
            <text:p>18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48">
            <text:p>48.00</text:p>
          </table:table-cell>
          <table:table-cell table:style-name="ce6" table:formula="of:=SUM([.H8:.H16])" office:value-type="float" office:value="2.98333333333334">
            <text:p>2.98</text:p>
          </table:table-cell>
          <table:table-cell table:style-name="ce6" table:formula="of:=SUM([.I8:.I16])" office:value-type="float" office:value="50.9833333333333">
            <text:p>50.98</text:p>
          </table:table-cell>
          <table:table-cell table:style-name="ce6" table:formula="of:=SUM([.J8:.J16])" office:value-type="float" office:value="2715.78125">
            <text:p>2,715.78</text:p>
          </table:table-cell>
          <table:table-cell table:style-name="ce6" table:formula="of:=SUM([.K8:.K16])" office:value-type="float" office:value="192">
            <text:p>192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52.5">
            <text:p>52.50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2520">
            <text:p>2520.00</text:p>
          </table:table-cell>
          <table:table-cell table:style-name="ce10" table:formula="of:=[.H17]*[.C19]" office:value-type="float" office:value="195.78125">
            <text:p>195.78</text:p>
          </table:table-cell>
          <table:table-cell table:style-name="ce6" table:formula="of:=[.H18]+[.G18]" office:value-type="float" office:value="2715.78125">
            <text:p>2,715.78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65.625">
            <text:p>65.63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13.125">
            <text:p>13.13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2715.78125">
            <text:p>2,715.78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192">
            <text:p>19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420">
            <text:p>420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2907.78125">
            <text:p>2,907.78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2407.78125">
            <text:p>2,407.78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hilip" table:style-name="ta8" table:print="false">
        <table:table-column table:style-name="co1" table:default-cell-style-name="ce1"/>
        <table:table-column table:style-name="co2" table:default-cell-style-name="ce1"/>
        <table:table-column table:style-name="co25" table:default-cell-style-name="ce1"/>
        <table:table-column table:style-name="co26" table:number-columns-repeated="3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27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philip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Oriel, Felipe">
            <text:p>Oriel, Felipe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PHILIP <text:s text:c="5"/></text:p>
          </table:table-cell>
          <table:table-cell table:style-name="ce3" office:value-type="date" office:date-value="2013-10-05">
            <text:p>10-05-13</text:p>
          </table:table-cell>
          <table:table-cell table:style-name="ce7" office:value-type="float" office:value="922">
            <text:p>92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41">
            <text:p>1741</text:p>
          </table:table-cell>
          <table:table-cell table:style-name="ce9" table:formula="of:=[.I11]-[.H11]" office:value-type="float" office:value="7.31666666666667">
            <text:p>7.32</text:p>
          </table:table-cell>
          <table:table-cell table:style-name="ce9" table:formula="of:=IF([.I11]&gt;8;[.I11]-8;0)" office:value-type="float" office:value="0">
            <text:p>0.00</text:p>
          </table:table-cell>
          <table:table-cell table:style-name="ce9" table:formula="of:=([.O11]-[.N11]+[.Q11]-[.P11])*24" office:value-type="float" office:value="7.31666666666667">
            <text:p>7.32</text:p>
          </table:table-cell>
          <table:table-cell table:style-name="ce6" table:formula="of:=[.I11]*[.$C$18]+[.H11]*[.$C$20]" office:value-type="float" office:value="347.541666666667">
            <text:p>347.54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90277777777778">
            <text:p>9:22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36805555555556">
            <text:p>17:41</text:p>
          </table:table-cell>
          <table:table-cell table:number-columns-repeated="239"/>
        </table:table-row>
        <table:table-row table:style-name="ro1">
          <table:table-cell office:value-type="string">
            <text:p>PHILIP <text:s text:c="5"/></text:p>
          </table:table-cell>
          <table:table-cell table:style-name="ce4" office:value-type="date" office:date-value="2013-10-07">
            <text:p>10/07/2013</text:p>
          </table:table-cell>
          <table:table-cell table:style-name="ce7" office:value-type="float" office:value="936">
            <text:p>936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41">
            <text:p>1741</text:p>
          </table:table-cell>
          <table:table-cell table:style-name="ce9" table:formula="of:=[.I12]-[.H12]" office:value-type="float" office:value="7.08333333333334">
            <text:p>7.08</text:p>
          </table:table-cell>
          <table:table-cell table:style-name="ce9" table:formula="of:=IF([.I12]&gt;8;[.I12]-8;0)" office:value-type="float" office:value="0">
            <text:p>0.00</text:p>
          </table:table-cell>
          <table:table-cell table:style-name="ce9" table:formula="of:=([.O12]-[.N12]+[.Q12]-[.P12])*24" office:value-type="float" office:value="7.08333333333334">
            <text:p>7.08</text:p>
          </table:table-cell>
          <table:table-cell table:style-name="ce6" table:formula="of:=[.I12]*[.$C$18]+[.H12]*[.$C$20]" office:value-type="float" office:value="336.458333333333">
            <text:p>336.46</text:p>
          </table:table-cell>
          <table:table-cell table:style-name="ce6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4">
            <text:p>9:36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36805555555556">
            <text:p>17:41</text:p>
          </table:table-cell>
          <table:table-cell table:number-columns-repeated="239"/>
        </table:table-row>
        <table:table-row table:style-name="ro1">
          <table:table-cell office:value-type="string">
            <text:p>PHILIP <text:s text:c="5"/></text:p>
          </table:table-cell>
          <table:table-cell table:style-name="ce4" office:value-type="date" office:date-value="2013-10-08">
            <text:p>10/08/2013</text:p>
          </table:table-cell>
          <table:table-cell table:style-name="ce7" office:value-type="float" office:value="911">
            <text:p>911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42">
            <text:p>1742</text:p>
          </table:table-cell>
          <table:table-cell table:style-name="ce9" table:formula="of:=[.I13]-[.H13]" office:value-type="float" office:value="7.51666666666667">
            <text:p>7.52</text:p>
          </table:table-cell>
          <table:table-cell table:style-name="ce9" table:formula="of:=IF([.I13]&gt;8;[.I13]-8;0)" office:value-type="float" office:value="0">
            <text:p>0.00</text:p>
          </table:table-cell>
          <table:table-cell table:style-name="ce9" table:formula="of:=([.O13]-[.N13]+[.Q13]-[.P13])*24" office:value-type="float" office:value="7.51666666666667">
            <text:p>7.52</text:p>
          </table:table-cell>
          <table:table-cell table:style-name="ce6" table:formula="of:=[.I13]*[.$C$18]+[.H13]*[.$C$20]" office:value-type="float" office:value="357.041666666667">
            <text:p>357.04</text:p>
          </table:table-cell>
          <table:table-cell table:style-name="ce6" table:formula="of:=IF([.G13]&gt;0;[.$C$21];0)" office:value-type="float" office:value="32">
            <text:p>32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382638888888889">
            <text:p>9:11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375">
            <text:p>17:42</text:p>
          </table:table-cell>
          <table:table-cell table:number-columns-repeated="239"/>
        </table:table-row>
        <table:table-row table:style-name="ro1">
          <table:table-cell office:value-type="string">
            <text:p>PHILIP <text:s text:c="5"/></text:p>
          </table:table-cell>
          <table:table-cell table:style-name="ce4" office:value-type="date" office:date-value="2013-10-09">
            <text:p>10/09/2013</text:p>
          </table:table-cell>
          <table:table-cell table:style-name="ce7" office:value-type="float" office:value="943">
            <text:p>943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41">
            <text:p>1741</text:p>
          </table:table-cell>
          <table:table-cell table:style-name="ce9" table:formula="of:=[.I14]-[.H14]" office:value-type="float" office:value="6.96666666666667">
            <text:p>6.97</text:p>
          </table:table-cell>
          <table:table-cell table:style-name="ce9" table:formula="of:=IF([.I14]&gt;8;[.I14]-8;0)" office:value-type="float" office:value="0">
            <text:p>0.00</text:p>
          </table:table-cell>
          <table:table-cell table:style-name="ce9" table:formula="of:=([.O14]-[.N14]+[.Q14]-[.P14])*24" office:value-type="float" office:value="6.96666666666667">
            <text:p>6.97</text:p>
          </table:table-cell>
          <table:table-cell table:style-name="ce6" table:formula="of:=[.I14]*[.$C$18]+[.H14]*[.$C$20]" office:value-type="float" office:value="330.916666666667">
            <text:p>330.92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404861111111111">
            <text:p>9:43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36805555555556">
            <text:p>17:41</text:p>
          </table:table-cell>
          <table:table-cell table:number-columns-repeated="239"/>
        </table:table-row>
        <table:table-row table:style-name="ro1">
          <table:table-cell office:value-type="string">
            <text:p>PHILIP <text:s text:c="5"/></text:p>
          </table:table-cell>
          <table:table-cell table:style-name="ce4" office:value-type="date" office:date-value="2013-10-10">
            <text:p>10/10/2013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50">
            <text:p>1750</text:p>
          </table:table-cell>
          <table:table-cell table:style-name="ce9" table:formula="of:=[.I15]-[.H15]" office:value-type="float" office:value="6.93333333333334">
            <text:p>6.93</text:p>
          </table:table-cell>
          <table:table-cell table:style-name="ce9" table:formula="of:=IF([.I15]&gt;8;[.I15]-8;0)" office:value-type="float" office:value="0">
            <text:p>0.00</text:p>
          </table:table-cell>
          <table:table-cell table:style-name="ce9" table:formula="of:=([.O15]-[.N15]+[.Q15]-[.P15])*24" office:value-type="float" office:value="6.93333333333334">
            <text:p>6.93</text:p>
          </table:table-cell>
          <table:table-cell table:style-name="ce6" table:formula="of:=[.I15]*[.$C$18]+[.H15]*[.$C$20]" office:value-type="float" office:value="329.333333333333">
            <text:p>329.33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4125">
            <text:p>9:54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43055555555556">
            <text:p>17:50</text:p>
          </table:table-cell>
          <table:table-cell table:number-columns-repeated="239"/>
        </table:table-row>
        <table:table-row table:style-name="ro1">
          <table:table-cell office:value-type="string">
            <text:p>PHILIP <text:s text:c="5"/></text:p>
          </table:table-cell>
          <table:table-cell table:style-name="ce4" office:value-type="date" office:date-value="2013-10-11">
            <text:p>10/11/2013</text:p>
          </table:table-cell>
          <table:table-cell table:style-name="ce7" office:value-type="float" office:value="933">
            <text:p>933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5">
            <text:p>1735</text:p>
          </table:table-cell>
          <table:table-cell table:style-name="ce9" table:formula="of:=[.I16]-[.H16]" office:value-type="float" office:value="7.03333333333334">
            <text:p>7.03</text:p>
          </table:table-cell>
          <table:table-cell table:style-name="ce9" table:formula="of:=IF([.I16]&gt;8;[.I16]-8;0)" office:value-type="float" office:value="0">
            <text:p>0.00</text:p>
          </table:table-cell>
          <table:table-cell table:style-name="ce9" table:formula="of:=([.O16]-[.N16]+[.Q16]-[.P16])*24" office:value-type="float" office:value="7.03333333333334">
            <text:p>7.03</text:p>
          </table:table-cell>
          <table:table-cell table:style-name="ce6" table:formula="of:=[.I16]*[.$C$18]+[.H16]*[.$C$20]" office:value-type="float" office:value="334.083333333334">
            <text:p>334.08</text:p>
          </table:table-cell>
          <table:table-cell table:style-name="ce6" table:formula="of:=IF([.G16]&gt;0;[.$C$21];0)" office:value-type="float" office:value="32">
            <text:p>32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97916666666667">
            <text:p>9:33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32638888888889">
            <text:p>17:35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42.85">
            <text:p>42.85</text:p>
          </table:table-cell>
          <table:table-cell table:style-name="ce6" table:formula="of:=SUM([.H8:.H16])" office:value-type="float" office:value="0">
            <text:p>0.00</text:p>
          </table:table-cell>
          <table:table-cell table:style-name="ce6" table:formula="of:=SUM([.I8:.I16])" office:value-type="float" office:value="42.85">
            <text:p>42.85</text:p>
          </table:table-cell>
          <table:table-cell table:style-name="ce6" table:formula="of:=SUM([.J8:.J16])" office:value-type="float" office:value="2035.375">
            <text:p>2,035.38</text:p>
          </table:table-cell>
          <table:table-cell table:style-name="ce6" table:formula="of:=SUM([.K8:.K16])" office:value-type="float" office:value="192">
            <text:p>192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47.5">
            <text:p>47.50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2035.375">
            <text:p>2035.38</text:p>
          </table:table-cell>
          <table:table-cell table:style-name="ce10" table:formula="of:=[.H17]*[.C19]" office:value-type="float" office:value="0">
            <text:p>0.00</text:p>
          </table:table-cell>
          <table:table-cell table:style-name="ce6" table:formula="of:=[.H18]+[.G18]" office:value-type="float" office:value="2035.375">
            <text:p>2,035.38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59.375">
            <text:p>59.38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11.875">
            <text:p>11.88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2035.375">
            <text:p>2,035.38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192">
            <text:p>19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80">
            <text:p>380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2227.375">
            <text:p>2,227.38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1727.375">
            <text:p>1,727.38</text:p>
          </table:table-cell>
          <table:table-cell table:number-columns-repeated="247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table:number-columns-repeated="248"/>
        </table:table-row>
        <table:table-row table:style-name="ro1" table:number-rows-repeated="10485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a" table:style-name="ta9" table:print="false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1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8" table:default-cell-style-name="ce1"/>
        <table:table-column table:style-name="co1" table:default-cell-style-name="ce1"/>
        <table:table-column table:style-name="co32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cora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Oriel, Maria Socorro">
            <text:p>Oriel, Maria Socorro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CORA <text:s text:c="7"/></text:p>
          </table:table-cell>
          <table:table-cell table:style-name="ce3" office:value-type="date" office:date-value="2013-10-05">
            <text:p>10-05-13</text:p>
          </table:table-cell>
          <table:table-cell table:style-name="ce7" office:value-type="float" office:value="922">
            <text:p>92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40">
            <text:p>1740</text:p>
          </table:table-cell>
          <table:table-cell table:style-name="ce9" table:formula="of:=[.I11]-[.H11]" office:value-type="float" office:value="7.3">
            <text:p>7.30</text:p>
          </table:table-cell>
          <table:table-cell table:style-name="ce9" table:formula="of:=IF([.I11]&gt;8;[.I11]-8;0)" office:value-type="float" office:value="0">
            <text:p>0.00</text:p>
          </table:table-cell>
          <table:table-cell table:style-name="ce9" table:formula="of:=([.O11]-[.N11]+[.Q11]-[.P11])*24" office:value-type="float" office:value="7.3">
            <text:p>7.30</text:p>
          </table:table-cell>
          <table:table-cell table:style-name="ce6" table:formula="of:=[.I11]*[.$C$18]+[.H11]*[.$C$20]" office:value-type="float" office:value="410.625">
            <text:p>410.63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90277777777778">
            <text:p>9:22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36111111111111">
            <text:p>17:40</text:p>
          </table:table-cell>
          <table:table-cell table:number-columns-repeated="239"/>
        </table:table-row>
        <table:table-row table:style-name="ro1">
          <table:table-cell office:value-type="string">
            <text:p>CORA <text:s text:c="7"/></text:p>
          </table:table-cell>
          <table:table-cell table:style-name="ce4" office:value-type="date" office:date-value="2013-10-07">
            <text:p>10/07/2013</text:p>
          </table:table-cell>
          <table:table-cell table:style-name="ce7" office:value-type="float" office:value="936">
            <text:p>936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40">
            <text:p>1740</text:p>
          </table:table-cell>
          <table:table-cell table:style-name="ce9" table:formula="of:=[.I12]-[.H12]" office:value-type="float" office:value="7.06666666666667">
            <text:p>7.07</text:p>
          </table:table-cell>
          <table:table-cell table:style-name="ce9" table:formula="of:=IF([.I12]&gt;8;[.I12]-8;0)" office:value-type="float" office:value="0">
            <text:p>0.00</text:p>
          </table:table-cell>
          <table:table-cell table:style-name="ce9" table:formula="of:=([.O12]-[.N12]+[.Q12]-[.P12])*24" office:value-type="float" office:value="7.06666666666667">
            <text:p>7.07</text:p>
          </table:table-cell>
          <table:table-cell table:style-name="ce6" table:formula="of:=[.I12]*[.$C$18]+[.H12]*[.$C$20]" office:value-type="float" office:value="397.5">
            <text:p>397.50</text:p>
          </table:table-cell>
          <table:table-cell table:style-name="ce6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4">
            <text:p>9:36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36111111111111">
            <text:p>17:40</text:p>
          </table:table-cell>
          <table:table-cell table:number-columns-repeated="239"/>
        </table:table-row>
        <table:table-row table:style-name="ro1">
          <table:table-cell office:value-type="string">
            <text:p>CORA <text:s text:c="7"/></text:p>
          </table:table-cell>
          <table:table-cell table:style-name="ce4" office:value-type="date" office:date-value="2013-10-08">
            <text:p>10/08/2013</text:p>
          </table:table-cell>
          <table:table-cell table:style-name="ce7" office:value-type="float" office:value="912">
            <text:p>912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43">
            <text:p>1743</text:p>
          </table:table-cell>
          <table:table-cell table:style-name="ce9" table:formula="of:=[.I13]-[.H13]" office:value-type="float" office:value="7.51666666666667">
            <text:p>7.52</text:p>
          </table:table-cell>
          <table:table-cell table:style-name="ce9" table:formula="of:=IF([.I13]&gt;8;[.I13]-8;0)" office:value-type="float" office:value="0">
            <text:p>0.00</text:p>
          </table:table-cell>
          <table:table-cell table:style-name="ce9" table:formula="of:=([.O13]-[.N13]+[.Q13]-[.P13])*24" office:value-type="float" office:value="7.51666666666667">
            <text:p>7.52</text:p>
          </table:table-cell>
          <table:table-cell table:style-name="ce6" table:formula="of:=[.I13]*[.$C$18]+[.H13]*[.$C$20]" office:value-type="float" office:value="422.8125">
            <text:p>422.81</text:p>
          </table:table-cell>
          <table:table-cell table:style-name="ce6" table:formula="of:=IF([.G13]&gt;0;[.$C$21];0)" office:value-type="float" office:value="32">
            <text:p>32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383333333333333">
            <text:p>9:12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38194444444444">
            <text:p>17:43</text:p>
          </table:table-cell>
          <table:table-cell table:number-columns-repeated="239"/>
        </table:table-row>
        <table:table-row table:style-name="ro1">
          <table:table-cell office:value-type="string">
            <text:p>CORA <text:s text:c="7"/></text:p>
          </table:table-cell>
          <table:table-cell table:style-name="ce4" office:value-type="date" office:date-value="2013-10-09">
            <text:p>10/09/2013</text:p>
          </table:table-cell>
          <table:table-cell table:style-name="ce7" office:value-type="float" office:value="943">
            <text:p>943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41">
            <text:p>1741</text:p>
          </table:table-cell>
          <table:table-cell table:style-name="ce9" table:formula="of:=[.I14]-[.H14]" office:value-type="float" office:value="6.96666666666667">
            <text:p>6.97</text:p>
          </table:table-cell>
          <table:table-cell table:style-name="ce9" table:formula="of:=IF([.I14]&gt;8;[.I14]-8;0)" office:value-type="float" office:value="0">
            <text:p>0.00</text:p>
          </table:table-cell>
          <table:table-cell table:style-name="ce9" table:formula="of:=([.O14]-[.N14]+[.Q14]-[.P14])*24" office:value-type="float" office:value="6.96666666666667">
            <text:p>6.97</text:p>
          </table:table-cell>
          <table:table-cell table:style-name="ce6" table:formula="of:=[.I14]*[.$C$18]+[.H14]*[.$C$20]" office:value-type="float" office:value="391.875">
            <text:p>391.88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404861111111111">
            <text:p>9:43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36805555555556">
            <text:p>17:41</text:p>
          </table:table-cell>
          <table:table-cell table:number-columns-repeated="239"/>
        </table:table-row>
        <table:table-row table:style-name="ro1">
          <table:table-cell office:value-type="string">
            <text:p>CORA <text:s text:c="7"/></text:p>
          </table:table-cell>
          <table:table-cell table:style-name="ce4" office:value-type="date" office:date-value="2013-10-10">
            <text:p>10/10/2013</text:p>
          </table:table-cell>
          <table:table-cell table:style-name="ce7" office:value-type="float" office:value="954">
            <text:p>954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50">
            <text:p>1750</text:p>
          </table:table-cell>
          <table:table-cell table:style-name="ce9" table:formula="of:=[.I15]-[.H15]" office:value-type="float" office:value="6.93333333333334">
            <text:p>6.93</text:p>
          </table:table-cell>
          <table:table-cell table:style-name="ce9" table:formula="of:=IF([.I15]&gt;8;[.I15]-8;0)" office:value-type="float" office:value="0">
            <text:p>0.00</text:p>
          </table:table-cell>
          <table:table-cell table:style-name="ce9" table:formula="of:=([.O15]-[.N15]+[.Q15]-[.P15])*24" office:value-type="float" office:value="6.93333333333334">
            <text:p>6.93</text:p>
          </table:table-cell>
          <table:table-cell table:style-name="ce6" table:formula="of:=[.I15]*[.$C$18]+[.H15]*[.$C$20]" office:value-type="float" office:value="390">
            <text:p>390.00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4125">
            <text:p>9:54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43055555555556">
            <text:p>17:50</text:p>
          </table:table-cell>
          <table:table-cell table:number-columns-repeated="239"/>
        </table:table-row>
        <table:table-row table:style-name="ro1">
          <table:table-cell office:value-type="string">
            <text:p>CORA <text:s text:c="7"/></text:p>
          </table:table-cell>
          <table:table-cell table:style-name="ce4" office:value-type="date" office:date-value="2013-10-11">
            <text:p>10/11/2013</text:p>
          </table:table-cell>
          <table:table-cell table:style-name="ce7" office:value-type="float" office:value="933">
            <text:p>933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8">
            <text:p>1738</text:p>
          </table:table-cell>
          <table:table-cell table:style-name="ce9" table:formula="of:=[.I16]-[.H16]" office:value-type="float" office:value="7.08333333333334">
            <text:p>7.08</text:p>
          </table:table-cell>
          <table:table-cell table:style-name="ce9" table:formula="of:=IF([.I16]&gt;8;[.I16]-8;0)" office:value-type="float" office:value="0">
            <text:p>0.00</text:p>
          </table:table-cell>
          <table:table-cell table:style-name="ce9" table:formula="of:=([.O16]-[.N16]+[.Q16]-[.P16])*24" office:value-type="float" office:value="7.08333333333334">
            <text:p>7.08</text:p>
          </table:table-cell>
          <table:table-cell table:style-name="ce6" table:formula="of:=[.I16]*[.$C$18]+[.H16]*[.$C$20]" office:value-type="float" office:value="398.4375">
            <text:p>398.44</text:p>
          </table:table-cell>
          <table:table-cell table:style-name="ce6" table:formula="of:=IF([.G16]&gt;0;[.$C$21];0)" office:value-type="float" office:value="32">
            <text:p>32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97916666666667">
            <text:p>9:33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34722222222222">
            <text:p>17:38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42.8666666666667">
            <text:p>42.87</text:p>
          </table:table-cell>
          <table:table-cell table:style-name="ce6" table:formula="of:=SUM([.H8:.H16])" office:value-type="float" office:value="0">
            <text:p>0.00</text:p>
          </table:table-cell>
          <table:table-cell table:style-name="ce6" table:formula="of:=SUM([.I8:.I16])" office:value-type="float" office:value="42.8666666666667">
            <text:p>42.87</text:p>
          </table:table-cell>
          <table:table-cell table:style-name="ce6" table:formula="of:=SUM([.J8:.J16])" office:value-type="float" office:value="2411.25">
            <text:p>2,411.25</text:p>
          </table:table-cell>
          <table:table-cell table:style-name="ce6" table:formula="of:=SUM([.K8:.K16])" office:value-type="float" office:value="192">
            <text:p>192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56.25">
            <text:p>56.25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2411.25">
            <text:p>2411.25</text:p>
          </table:table-cell>
          <table:table-cell table:style-name="ce10" table:formula="of:=[.H17]*[.C19]" office:value-type="float" office:value="0">
            <text:p>0.00</text:p>
          </table:table-cell>
          <table:table-cell table:style-name="ce6" table:formula="of:=[.H18]+[.G18]" office:value-type="float" office:value="2411.25">
            <text:p>2,411.25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70.3125">
            <text:p>70.31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14.0625">
            <text:p>14.06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2411.25">
            <text:p>2,411.25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192">
            <text:p>19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450">
            <text:p>450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2603.25">
            <text:p>2,603.25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2103.25">
            <text:p>2,103.25</text:p>
          </table:table-cell>
          <table:table-cell table:number-columns-repeated="247"/>
        </table:table-row>
        <table:table-row table:style-name="ro1" table:number-rows-repeated="37">
          <table:table-cell table:number-columns-repeated="256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 table:number-columns-repeated="247"/>
        </table:table-row>
        <table:table-row table:style-name="ro1" table:number-rows-repeated="39">
          <table:table-cell table:number-columns-repeated="256"/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 table:number-columns-repeated="247"/>
        </table:table-row>
        <table:table-row table:style-name="ro1" table:number-rows-repeated="1048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obert" table:style-name="ta10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5" table:default-cell-style-name="ce1"/>
        <table:table-column table:style-name="co22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joeber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Palcat, Jobert">
            <text:p>Palcat, Jobert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JOEBERT <text:s text:c="4"/></text:p>
          </table:table-cell>
          <table:table-cell table:style-name="ce3" office:value-type="string">
            <text:p>2013/11/09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1]-[.H11]" office:value-type="float" office:value="8">
            <text:p>8.00</text:p>
          </table:table-cell>
          <table:table-cell table:style-name="ce9" table:formula="of:=IF([.I11]&gt;8;[.I11]-8;0)" office:value-type="float" office:value="0.0166666666666693">
            <text:p>0.02</text:p>
          </table:table-cell>
          <table:table-cell table:style-name="ce9" table:formula="of:=([.O11]-[.N11]+[.Q11]-[.P11])*24" office:value-type="float" office:value="8.01666666666667">
            <text:p>8.02</text:p>
          </table:table-cell>
          <table:table-cell table:style-name="ce6" table:formula="of:=[.I11]*[.$C$18]+[.H11]*[.$C$20]" office:value-type="float" office:value="340.885416666667">
            <text:p>340.89</text:p>
          </table:table-cell>
          <table:table-cell table:style-name="ce6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54166666666667">
            <text:p>8:30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JOEBERT <text:s text:c="4"/></text:p>
          </table:table-cell>
          <table:table-cell table:style-name="ce4" office:value-type="string">
            <text:p>2013/11/11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2]-[.H12]" office:value-type="float" office:value="8">
            <text:p>8.00</text:p>
          </table:table-cell>
          <table:table-cell table:style-name="ce9" table:formula="of:=IF([.I12]&gt;8;[.I12]-8;0)" office:value-type="float" office:value="0.0166666666666693">
            <text:p>0.02</text:p>
          </table:table-cell>
          <table:table-cell table:style-name="ce9" table:formula="of:=([.O12]-[.N12]+[.Q12]-[.P12])*24" office:value-type="float" office:value="8.01666666666667">
            <text:p>8.02</text:p>
          </table:table-cell>
          <table:table-cell table:style-name="ce6" table:formula="of:=[.I12]*[.$C$18]+[.H12]*[.$C$20]" office:value-type="float" office:value="340.885416666667">
            <text:p>340.89</text:p>
          </table:table-cell>
          <table:table-cell table:style-name="ce6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354166666666667">
            <text:p>8:30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JOEBERT <text:s text:c="4"/></text:p>
          </table:table-cell>
          <table:table-cell table:style-name="ce4" office:value-type="string">
            <text:p>2013/11/12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3]-[.H13]" office:value-type="float" office:value="8">
            <text:p>8.00</text:p>
          </table:table-cell>
          <table:table-cell table:style-name="ce9" table:formula="of:=IF([.I13]&gt;8;[.I13]-8;0)" office:value-type="float" office:value="0.0166666666666693">
            <text:p>0.02</text:p>
          </table:table-cell>
          <table:table-cell table:style-name="ce9" table:formula="of:=([.O13]-[.N13]+[.Q13]-[.P13])*24" office:value-type="float" office:value="8.01666666666667">
            <text:p>8.02</text:p>
          </table:table-cell>
          <table:table-cell table:style-name="ce6" table:formula="of:=[.I13]*[.$C$18]+[.H13]*[.$C$20]" office:value-type="float" office:value="340.885416666667">
            <text:p>340.89</text:p>
          </table:table-cell>
          <table:table-cell table:style-name="ce6" table:formula="of:=IF([.G13]&gt;0;[.$C$21];0)" office:value-type="float" office:value="32">
            <text:p>32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354166666666667">
            <text:p>8:30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JOEBERT <text:s text:c="4"/></text:p>
          </table:table-cell>
          <table:table-cell table:style-name="ce4" office:value-type="string">
            <text:p>2013/11/13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0">
            <text:p>1730</text:p>
          </table:table-cell>
          <table:table-cell table:style-name="ce9" table:formula="of:=[.I14]-[.H14]" office:value-type="float" office:value="8">
            <text:p>8.00</text:p>
          </table:table-cell>
          <table:table-cell table:style-name="ce9" table:formula="of:=IF([.I14]&gt;8;[.I14]-8;0)" office:value-type="float" office:value="0">
            <text:p>0.00</text:p>
          </table:table-cell>
          <table:table-cell table:style-name="ce9" table:formula="of:=([.O14]-[.N14]+[.Q14]-[.P14])*24" office:value-type="float" office:value="8">
            <text:p>8.00</text:p>
          </table:table-cell>
          <table:table-cell table:style-name="ce6" table:formula="of:=[.I14]*[.$C$18]+[.H14]*[.$C$20]" office:value-type="float" office:value="340">
            <text:p>340.00</text:p>
          </table:table-cell>
          <table:table-cell table:style-name="ce6" table:formula="of:=IF([.G14]&gt;0;[.$C$21];0)" office:value-type="float" office:value="32">
            <text:p>32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354166666666667">
            <text:p>8:30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29166666666667">
            <text:p>17:30</text:p>
          </table:table-cell>
          <table:table-cell table:number-columns-repeated="239"/>
        </table:table-row>
        <table:table-row table:style-name="ro1">
          <table:table-cell office:value-type="string">
            <text:p>JOEBERT <text:s text:c="4"/></text:p>
          </table:table-cell>
          <table:table-cell table:style-name="ce4" office:value-type="string">
            <text:p>2013/11/14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5]-[.H15]" office:value-type="float" office:value="8">
            <text:p>8.00</text:p>
          </table:table-cell>
          <table:table-cell table:style-name="ce9" table:formula="of:=IF([.I15]&gt;8;[.I15]-8;0)" office:value-type="float" office:value="0.0166666666666693">
            <text:p>0.02</text:p>
          </table:table-cell>
          <table:table-cell table:style-name="ce9" table:formula="of:=([.O15]-[.N15]+[.Q15]-[.P15])*24" office:value-type="float" office:value="8.01666666666667">
            <text:p>8.02</text:p>
          </table:table-cell>
          <table:table-cell table:style-name="ce6" table:formula="of:=[.I15]*[.$C$18]+[.H15]*[.$C$20]" office:value-type="float" office:value="340.885416666667">
            <text:p>340.89</text:p>
          </table:table-cell>
          <table:table-cell table:style-name="ce6" table:formula="of:=IF([.G15]&gt;0;[.$C$21];0)" office:value-type="float" office:value="32">
            <text:p>32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354166666666667">
            <text:p>8:30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 office:value-type="string">
            <text:p>JOEBERT <text:s text:c="4"/></text:p>
          </table:table-cell>
          <table:table-cell table:style-name="ce4" office:value-type="string">
            <text:p>2013/11/15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31">
            <text:p>1731</text:p>
          </table:table-cell>
          <table:table-cell table:style-name="ce9" table:formula="of:=[.I16]-[.H16]" office:value-type="float" office:value="8">
            <text:p>8.00</text:p>
          </table:table-cell>
          <table:table-cell table:style-name="ce9" table:formula="of:=IF([.I16]&gt;8;[.I16]-8;0)" office:value-type="float" office:value="0.0166666666666693">
            <text:p>0.02</text:p>
          </table:table-cell>
          <table:table-cell table:style-name="ce9" table:formula="of:=([.O16]-[.N16]+[.Q16]-[.P16])*24" office:value-type="float" office:value="8.01666666666667">
            <text:p>8.02</text:p>
          </table:table-cell>
          <table:table-cell table:style-name="ce6" table:formula="of:=[.I16]*[.$C$18]+[.H16]*[.$C$20]" office:value-type="float" office:value="340.885416666667">
            <text:p>340.89</text:p>
          </table:table-cell>
          <table:table-cell table:style-name="ce6" table:formula="of:=IF([.G16]&gt;0;[.$C$21];0)" office:value-type="float" office:value="32">
            <text:p>32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54166666666667">
            <text:p>8:30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29861111111111">
            <text:p>17:31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48">
            <text:p>48.00</text:p>
          </table:table-cell>
          <table:table-cell table:style-name="ce6" table:formula="of:=SUM([.H8:.H16])" office:value-type="float" office:value="0.0833333333333464">
            <text:p>0.08</text:p>
          </table:table-cell>
          <table:table-cell table:style-name="ce6" table:formula="of:=SUM([.I8:.I16])" office:value-type="float" office:value="48.0833333333333">
            <text:p>48.08</text:p>
          </table:table-cell>
          <table:table-cell table:style-name="ce6" table:formula="of:=SUM([.J8:.J16])" office:value-type="float" office:value="2044.42708333333">
            <text:p>2,044.43</text:p>
          </table:table-cell>
          <table:table-cell table:style-name="ce6" table:formula="of:=SUM([.K8:.K16])" office:value-type="float" office:value="192">
            <text:p>192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42.5">
            <text:p>42.50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2040">
            <text:p>2040.00</text:p>
          </table:table-cell>
          <table:table-cell table:style-name="ce10" table:formula="of:=[.H17]*[.C19]" office:value-type="float" office:value="4.42708333333403">
            <text:p>4.43</text:p>
          </table:table-cell>
          <table:table-cell table:style-name="ce6" table:formula="of:=[.H18]+[.G18]" office:value-type="float" office:value="2044.42708333333">
            <text:p>2,044.43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53.125">
            <text:p>53.13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10.625">
            <text:p>10.63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2044.42708333333">
            <text:p>2,044.43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32">
            <text:p>32.00</text:p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192">
            <text:p>19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40">
            <text:p>340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2236.42708333333">
            <text:p>2,236.43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1736.42708333333">
            <text:p>1,736.43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ennifer" table:style-name="ta1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5" office:value-type="string">
            <text:p>jennifer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6" table:formula="of:=VLOOKUP([.C3];[$Rate.B5:.D25];2)" office:value-type="string" office:string-value="Plaza, Jennifer">
            <text:p>Plaza, Jennifer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7"/>
          <table:table-cell table:style-name="ce9" table:formula="of:=[.I8]-[.H8]" office:value-type="float" office:value="0">
            <text:p>0.00</text:p>
          </table:table-cell>
          <table:table-cell table:style-name="ce9" table:formula="of:=IF([.I8]&gt;8;[.I8]-8;0)" office:value-type="float" office:value="0">
            <text:p>0.00</text:p>
          </table:table-cell>
          <table:table-cell table:style-name="ce9" table:formula="of:=([.O8]-[.N8]+[.Q8]-[.P8])*24" office:value-type="float" office:value="0">
            <text:p>0.00</text:p>
          </table:table-cell>
          <table:table-cell table:style-name="ce6" table:formula="of:=[.I8]*[.$C$18]+[.H8]*[.$C$20]" office:value-type="float" office:value="0">
            <text:p>0.00</text:p>
          </table:table-cell>
          <table:table-cell table:style-name="ce6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8]-MOD([.C8];100))/100)/24)+(MOD([.C8];100)/24/60)" office:value-type="float" office:value="0">
            <text:p>0:00</text:p>
          </table:table-cell>
          <table:table-cell table:style-name="ce13" table:formula="of:=((([.D8]-MOD([.D8];100))/100)/24)+(MOD([.D8];100)/24/60)" office:value-type="float" office:value="0">
            <text:p>0:00</text:p>
          </table:table-cell>
          <table:table-cell table:style-name="ce13" table:formula="of:=((([.E8]-MOD([.E8];100))/100)/24)+(MOD([.E8];100)/24/60)" office:value-type="float" office:value="0">
            <text:p>0:00</text:p>
          </table:table-cell>
          <table:table-cell table:style-name="ce13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9]-[.H9]" office:value-type="float" office:value="0">
            <text:p>0.00</text:p>
          </table:table-cell>
          <table:table-cell table:style-name="ce9" table:formula="of:=IF([.I9]&gt;8;[.I9]-8;0)" office:value-type="float" office:value="0">
            <text:p>0.00</text:p>
          </table:table-cell>
          <table:table-cell table:style-name="ce9" table:formula="of:=([.O9]-[.N9]+[.Q9]-[.P9])*24" office:value-type="float" office:value="0">
            <text:p>0.00</text:p>
          </table:table-cell>
          <table:table-cell table:style-name="ce6" table:formula="of:=[.I9]*[.$C$18]+[.H9]*[.$C$20]" office:value-type="float" office:value="0">
            <text:p>0.00</text:p>
          </table:table-cell>
          <table:table-cell table:style-name="ce6" table:formula="of:=IF([.G9]&gt;0;[.$C$21];0)" office:value-type="float" office:value="0">
            <text:p>0.00</text:p>
          </table:table-cell>
          <table:table-cell table:number-columns-repeated="2"/>
          <table:table-cell table:style-name="ce13" table:formula="of:=((([.C9]-MOD([.C9];100))/100)/24)+(MOD([.C9];100)/24/60)" office:value-type="float" office:value="0">
            <text:p>0:00</text:p>
          </table:table-cell>
          <table:table-cell table:style-name="ce13" table:formula="of:=((([.D9]-MOD([.D9];100))/100)/24)+(MOD([.D9];100)/24/60)" office:value-type="float" office:value="0">
            <text:p>0:00</text:p>
          </table:table-cell>
          <table:table-cell table:style-name="ce13" table:formula="of:=((([.E9]-MOD([.E9];100))/100)/24)+(MOD([.E9];100)/24/60)" office:value-type="float" office:value="0">
            <text:p>0:00</text:p>
          </table:table-cell>
          <table:table-cell table:style-name="ce13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7"/>
          <table:table-cell table:style-name="ce9" table:formula="of:=[.I10]-[.H10]" office:value-type="float" office:value="0">
            <text:p>0.00</text:p>
          </table:table-cell>
          <table:table-cell table:style-name="ce9" table:formula="of:=IF([.I10]&gt;8;[.I10]-8;0)" office:value-type="float" office:value="0">
            <text:p>0.00</text:p>
          </table:table-cell>
          <table:table-cell table:style-name="ce9" table:formula="of:=([.O10]-[.N10]+[.Q10]-[.P10])*24" office:value-type="float" office:value="0">
            <text:p>0.00</text:p>
          </table:table-cell>
          <table:table-cell table:style-name="ce6" table:formula="of:=[.I10]*[.$C$18]+[.H10]*[.$C$20]" office:value-type="float" office:value="0">
            <text:p>0.00</text:p>
          </table:table-cell>
          <table:table-cell table:style-name="ce6" table:formula="of:=IF([.G10]&gt;0;[.$C$21];0)" office:value-type="float" office:value="0">
            <text:p>0.00</text:p>
          </table:table-cell>
          <table:table-cell table:number-columns-repeated="2"/>
          <table:table-cell table:style-name="ce13" table:formula="of:=((([.C10]-MOD([.C10];100))/100)/24)+(MOD([.C10];100)/24/60)" office:value-type="float" office:value="0">
            <text:p>0:00</text:p>
          </table:table-cell>
          <table:table-cell table:style-name="ce13" table:formula="of:=((([.D10]-MOD([.D10];100))/100)/24)+(MOD([.D10];100)/24/60)" office:value-type="float" office:value="0">
            <text:p>0:00</text:p>
          </table:table-cell>
          <table:table-cell table:style-name="ce13" table:formula="of:=((([.E10]-MOD([.E10];100))/100)/24)+(MOD([.E10];100)/24/60)" office:value-type="float" office:value="0">
            <text:p>0:00</text:p>
          </table:table-cell>
          <table:table-cell table:style-name="ce13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JENNIFER <text:s text:c="3"/></text:p>
          </table:table-cell>
          <table:table-cell table:style-name="ce3" office:value-type="string">
            <text:p>2013/11/09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756">
            <text:p>1756</text:p>
          </table:table-cell>
          <table:table-cell table:style-name="ce9" table:formula="of:=[.I11]-[.H11]" office:value-type="float" office:value="8">
            <text:p>8.00</text:p>
          </table:table-cell>
          <table:table-cell table:style-name="ce9" table:formula="of:=IF([.I11]&gt;8;[.I11]-8;0)" office:value-type="float" office:value="0.433333333333335">
            <text:p>0.43</text:p>
          </table:table-cell>
          <table:table-cell table:style-name="ce9" table:formula="of:=([.O11]-[.N11]+[.Q11]-[.P11])*24" office:value-type="float" office:value="8.43333333333334">
            <text:p>8.43</text:p>
          </table:table-cell>
          <table:table-cell table:style-name="ce6" table:formula="of:=[.I11]*[.$C$18]+[.H11]*[.$C$20]" office:value-type="float" office:value="266.927083333333">
            <text:p>266.93</text:p>
          </table:table-cell>
          <table:table-cell table:style-name="ce6" table:formula="of:=IF([.G11]&gt;0;[.$C$21];0)" office:value-type="float" office:value="0">
            <text:p>0.00</text:p>
          </table:table-cell>
          <table:table-cell table:style-name="Default"/>
          <table:table-cell/>
          <table:table-cell table:style-name="ce13" table:formula="of:=((([.C11]-MOD([.C11];100))/100)/24)+(MOD([.C11];100)/24/60)" office:value-type="float" office:value="0.354166666666667">
            <text:p>8:30</text:p>
          </table:table-cell>
          <table:table-cell table:style-name="ce13" table:formula="of:=((([.D11]-MOD([.D11];100))/100)/24)+(MOD([.D11];100)/24/60)" office:value-type="float" office:value="0.5">
            <text:p>12:00</text:p>
          </table:table-cell>
          <table:table-cell table:style-name="ce13" table:formula="of:=((([.E11]-MOD([.E11];100))/100)/24)+(MOD([.E11];100)/24/60)" office:value-type="float" office:value="0.541666666666667">
            <text:p>13:00</text:p>
          </table:table-cell>
          <table:table-cell table:style-name="ce13" table:formula="of:=((([.F11]-MOD([.F11];100))/100)/24)+(MOD([.F11];100)/24/60)" office:value-type="float" office:value="0.747222222222222">
            <text:p>17:56</text:p>
          </table:table-cell>
          <table:table-cell table:number-columns-repeated="239"/>
        </table:table-row>
        <table:table-row table:style-name="ro1">
          <table:table-cell office:value-type="string">
            <text:p>JENNIFER <text:s text:c="3"/></text:p>
          </table:table-cell>
          <table:table-cell table:style-name="ce4" office:value-type="string">
            <text:p>2013/11/11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24">
            <text:p>1824</text:p>
          </table:table-cell>
          <table:table-cell table:style-name="ce9" table:formula="of:=[.I12]-[.H12]" office:value-type="float" office:value="8">
            <text:p>8.00</text:p>
          </table:table-cell>
          <table:table-cell table:style-name="ce9" table:formula="of:=IF([.I12]&gt;8;[.I12]-8;0)" office:value-type="float" office:value="0.900000000000002">
            <text:p>0.90</text:p>
          </table:table-cell>
          <table:table-cell table:style-name="ce9" table:formula="of:=([.O12]-[.N12]+[.Q12]-[.P12])*24" office:value-type="float" office:value="8.9">
            <text:p>8.90</text:p>
          </table:table-cell>
          <table:table-cell table:style-name="ce6" table:formula="of:=[.I12]*[.$C$18]+[.H12]*[.$C$20]" office:value-type="float" office:value="285.15625">
            <text:p>285.16</text:p>
          </table:table-cell>
          <table:table-cell table:style-name="ce6" table:formula="of:=IF([.G12]&gt;0;[.$C$21];0)" office:value-type="float" office:value="0">
            <text:p>0.00</text:p>
          </table:table-cell>
          <table:table-cell/>
          <table:table-cell table:style-name="Default"/>
          <table:table-cell table:style-name="ce13" table:formula="of:=((([.C12]-MOD([.C12];100))/100)/24)+(MOD([.C12];100)/24/60)" office:value-type="float" office:value="0.354166666666667">
            <text:p>8:30</text:p>
          </table:table-cell>
          <table:table-cell table:style-name="ce13" table:formula="of:=((([.D12]-MOD([.D12];100))/100)/24)+(MOD([.D12];100)/24/60)" office:value-type="float" office:value="0.5">
            <text:p>12:00</text:p>
          </table:table-cell>
          <table:table-cell table:style-name="ce13" table:formula="of:=((([.E12]-MOD([.E12];100))/100)/24)+(MOD([.E12];100)/24/60)" office:value-type="float" office:value="0.541666666666667">
            <text:p>13:00</text:p>
          </table:table-cell>
          <table:table-cell table:style-name="ce13" table:formula="of:=((([.F12]-MOD([.F12];100))/100)/24)+(MOD([.F12];100)/24/60)" office:value-type="float" office:value="0.766666666666667">
            <text:p>18:24</text:p>
          </table:table-cell>
          <table:table-cell table:number-columns-repeated="239"/>
        </table:table-row>
        <table:table-row table:style-name="ro1">
          <table:table-cell office:value-type="string">
            <text:p>JENNIFER <text:s text:c="3"/></text:p>
          </table:table-cell>
          <table:table-cell table:style-name="ce4" office:value-type="string">
            <text:p>2013/11/12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5">
            <text:p>1805</text:p>
          </table:table-cell>
          <table:table-cell table:style-name="ce9" table:formula="of:=[.I13]-[.H13]" office:value-type="float" office:value="8">
            <text:p>8.00</text:p>
          </table:table-cell>
          <table:table-cell table:style-name="ce9" table:formula="of:=IF([.I13]&gt;8;[.I13]-8;0)" office:value-type="float" office:value="0.583333333333336">
            <text:p>0.58</text:p>
          </table:table-cell>
          <table:table-cell table:style-name="ce9" table:formula="of:=([.O13]-[.N13]+[.Q13]-[.P13])*24" office:value-type="float" office:value="8.58333333333334">
            <text:p>8.58</text:p>
          </table:table-cell>
          <table:table-cell table:style-name="ce6" table:formula="of:=[.I13]*[.$C$18]+[.H13]*[.$C$20]" office:value-type="float" office:value="272.786458333333">
            <text:p>272.79</text:p>
          </table:table-cell>
          <table:table-cell table:style-name="ce6" table:formula="of:=IF([.G13]&gt;0;[.$C$21];0)" office:value-type="float" office:value="0">
            <text:p>0.00</text:p>
          </table:table-cell>
          <table:table-cell table:number-columns-repeated="2"/>
          <table:table-cell table:style-name="ce13" table:formula="of:=((([.C13]-MOD([.C13];100))/100)/24)+(MOD([.C13];100)/24/60)" office:value-type="float" office:value="0.354166666666667">
            <text:p>8:30</text:p>
          </table:table-cell>
          <table:table-cell table:style-name="ce13" table:formula="of:=((([.D13]-MOD([.D13];100))/100)/24)+(MOD([.D13];100)/24/60)" office:value-type="float" office:value="0.5">
            <text:p>12:00</text:p>
          </table:table-cell>
          <table:table-cell table:style-name="ce13" table:formula="of:=((([.E13]-MOD([.E13];100))/100)/24)+(MOD([.E13];100)/24/60)" office:value-type="float" office:value="0.541666666666667">
            <text:p>13:00</text:p>
          </table:table-cell>
          <table:table-cell table:style-name="ce13" table:formula="of:=((([.F13]-MOD([.F13];100))/100)/24)+(MOD([.F13];100)/24/60)" office:value-type="float" office:value="0.753472222222222">
            <text:p>18:05</text:p>
          </table:table-cell>
          <table:table-cell table:number-columns-repeated="239"/>
        </table:table-row>
        <table:table-row table:style-name="ro1">
          <table:table-cell office:value-type="string">
            <text:p>JENNIFER <text:s text:c="3"/></text:p>
          </table:table-cell>
          <table:table-cell table:style-name="ce4" office:value-type="string">
            <text:p>2013/11/13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5">
            <text:p>1805</text:p>
          </table:table-cell>
          <table:table-cell table:style-name="ce9" table:formula="of:=[.I14]-[.H14]" office:value-type="float" office:value="8">
            <text:p>8.00</text:p>
          </table:table-cell>
          <table:table-cell table:style-name="ce9" table:formula="of:=IF([.I14]&gt;8;[.I14]-8;0)" office:value-type="float" office:value="0.583333333333336">
            <text:p>0.58</text:p>
          </table:table-cell>
          <table:table-cell table:style-name="ce9" table:formula="of:=([.O14]-[.N14]+[.Q14]-[.P14])*24" office:value-type="float" office:value="8.58333333333334">
            <text:p>8.58</text:p>
          </table:table-cell>
          <table:table-cell table:style-name="ce6" table:formula="of:=[.I14]*[.$C$18]+[.H14]*[.$C$20]" office:value-type="float" office:value="272.786458333333">
            <text:p>272.79</text:p>
          </table:table-cell>
          <table:table-cell table:style-name="ce6" table:formula="of:=IF([.G14]&gt;0;[.$C$21];0)" office:value-type="float" office:value="0">
            <text:p>0.00</text:p>
          </table:table-cell>
          <table:table-cell table:number-columns-repeated="2"/>
          <table:table-cell table:style-name="ce13" table:formula="of:=((([.C14]-MOD([.C14];100))/100)/24)+(MOD([.C14];100)/24/60)" office:value-type="float" office:value="0.354166666666667">
            <text:p>8:30</text:p>
          </table:table-cell>
          <table:table-cell table:style-name="ce13" table:formula="of:=((([.D14]-MOD([.D14];100))/100)/24)+(MOD([.D14];100)/24/60)" office:value-type="float" office:value="0.5">
            <text:p>12:00</text:p>
          </table:table-cell>
          <table:table-cell table:style-name="ce13" table:formula="of:=((([.E14]-MOD([.E14];100))/100)/24)+(MOD([.E14];100)/24/60)" office:value-type="float" office:value="0.541666666666667">
            <text:p>13:00</text:p>
          </table:table-cell>
          <table:table-cell table:style-name="ce13" table:formula="of:=((([.F14]-MOD([.F14];100))/100)/24)+(MOD([.F14];100)/24/60)" office:value-type="float" office:value="0.753472222222222">
            <text:p>18:05</text:p>
          </table:table-cell>
          <table:table-cell table:number-columns-repeated="239"/>
        </table:table-row>
        <table:table-row table:style-name="ro1">
          <table:table-cell office:value-type="string">
            <text:p>JENNIFER <text:s text:c="3"/></text:p>
          </table:table-cell>
          <table:table-cell table:style-name="ce4" office:value-type="string">
            <text:p>2013/11/14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0">
            <text:p>1800</text:p>
          </table:table-cell>
          <table:table-cell table:style-name="ce9" table:formula="of:=[.I15]-[.H15]" office:value-type="float" office:value="8">
            <text:p>8.00</text:p>
          </table:table-cell>
          <table:table-cell table:style-name="ce9" table:formula="of:=IF([.I15]&gt;8;[.I15]-8;0)" office:value-type="float" office:value="0.500000000000002">
            <text:p>0.50</text:p>
          </table:table-cell>
          <table:table-cell table:style-name="ce9" table:formula="of:=([.O15]-[.N15]+[.Q15]-[.P15])*24" office:value-type="float" office:value="8.5">
            <text:p>8.50</text:p>
          </table:table-cell>
          <table:table-cell table:style-name="ce6" table:formula="of:=[.I15]*[.$C$18]+[.H15]*[.$C$20]" office:value-type="float" office:value="269.53125">
            <text:p>269.53</text:p>
          </table:table-cell>
          <table:table-cell table:style-name="ce6" table:formula="of:=IF([.G15]&gt;0;[.$C$21];0)" office:value-type="float" office:value="0">
            <text:p>0.00</text:p>
          </table:table-cell>
          <table:table-cell table:number-columns-repeated="2"/>
          <table:table-cell table:style-name="ce13" table:formula="of:=((([.C15]-MOD([.C15];100))/100)/24)+(MOD([.C15];100)/24/60)" office:value-type="float" office:value="0.354166666666667">
            <text:p>8:30</text:p>
          </table:table-cell>
          <table:table-cell table:style-name="ce13" table:formula="of:=((([.D15]-MOD([.D15];100))/100)/24)+(MOD([.D15];100)/24/60)" office:value-type="float" office:value="0.5">
            <text:p>12:00</text:p>
          </table:table-cell>
          <table:table-cell table:style-name="ce13" table:formula="of:=((([.E15]-MOD([.E15];100))/100)/24)+(MOD([.E15];100)/24/60)" office:value-type="float" office:value="0.541666666666667">
            <text:p>13:00</text:p>
          </table:table-cell>
          <table:table-cell table:style-name="ce13" table:formula="of:=((([.F15]-MOD([.F15];100))/100)/24)+(MOD([.F15];100)/24/60)" office:value-type="float" office:value="0.75">
            <text:p>18:00</text:p>
          </table:table-cell>
          <table:table-cell table:number-columns-repeated="239"/>
        </table:table-row>
        <table:table-row table:style-name="ro1">
          <table:table-cell office:value-type="string">
            <text:p>JENNIFER <text:s text:c="3"/></text:p>
          </table:table-cell>
          <table:table-cell table:style-name="ce4" office:value-type="string">
            <text:p>2013/11/15</text:p>
          </table:table-cell>
          <table:table-cell table:style-name="ce7" office:value-type="float" office:value="830">
            <text:p>830</text:p>
          </table:table-cell>
          <table:table-cell table:style-name="ce7" office:value-type="float" office:value="1200">
            <text:p>1200</text:p>
          </table:table-cell>
          <table:table-cell table:style-name="ce7" office:value-type="float" office:value="1300">
            <text:p>1300</text:p>
          </table:table-cell>
          <table:table-cell table:style-name="ce7" office:value-type="float" office:value="1800">
            <text:p>1800</text:p>
          </table:table-cell>
          <table:table-cell table:style-name="ce9" table:formula="of:=[.I16]-[.H16]" office:value-type="float" office:value="8">
            <text:p>8.00</text:p>
          </table:table-cell>
          <table:table-cell table:style-name="ce9" table:formula="of:=IF([.I16]&gt;8;[.I16]-8;0)" office:value-type="float" office:value="0.500000000000002">
            <text:p>0.50</text:p>
          </table:table-cell>
          <table:table-cell table:style-name="ce9" table:formula="of:=([.O16]-[.N16]+[.Q16]-[.P16])*24" office:value-type="float" office:value="8.5">
            <text:p>8.50</text:p>
          </table:table-cell>
          <table:table-cell table:style-name="ce6" table:formula="of:=[.I16]*[.$C$18]+[.H16]*[.$C$20]" office:value-type="float" office:value="269.53125">
            <text:p>269.53</text:p>
          </table:table-cell>
          <table:table-cell table:style-name="ce6" table:formula="of:=IF([.G16]&gt;0;[.$C$21];0)" office:value-type="float" office:value="0">
            <text:p>0.00</text:p>
          </table:table-cell>
          <table:table-cell/>
          <table:table-cell table:style-name="ce6"/>
          <table:table-cell table:style-name="ce13" table:formula="of:=((([.C16]-MOD([.C16];100))/100)/24)+(MOD([.C16];100)/24/60)" office:value-type="float" office:value="0.354166666666667">
            <text:p>8:30</text:p>
          </table:table-cell>
          <table:table-cell table:style-name="ce13" table:formula="of:=((([.D16]-MOD([.D16];100))/100)/24)+(MOD([.D16];100)/24/60)" office:value-type="float" office:value="0.5">
            <text:p>12:00</text:p>
          </table:table-cell>
          <table:table-cell table:style-name="ce13" table:formula="of:=((([.E16]-MOD([.E16];100))/100)/24)+(MOD([.E16];100)/24/60)" office:value-type="float" office:value="0.541666666666667">
            <text:p>13:00</text:p>
          </table:table-cell>
          <table:table-cell table:style-name="ce13" table:formula="of:=((([.F16]-MOD([.F16];100))/100)/24)+(MOD([.F16];100)/24/60)" office:value-type="float" office:value="0.75">
            <text:p>18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7" table:number-columns-repeated="4"/>
          <table:table-cell table:style-name="ce6" table:formula="of:=SUM([.G8:.G16])" office:value-type="float" office:value="48">
            <text:p>48.00</text:p>
          </table:table-cell>
          <table:table-cell table:style-name="ce6" table:formula="of:=SUM([.H8:.H16])" office:value-type="float" office:value="3.50000000000001">
            <text:p>3.50</text:p>
          </table:table-cell>
          <table:table-cell table:style-name="ce6" table:formula="of:=SUM([.I8:.I16])" office:value-type="float" office:value="51.5">
            <text:p>51.50</text:p>
          </table:table-cell>
          <table:table-cell table:style-name="ce6" table:formula="of:=SUM([.J8:.J16])" office:value-type="float" office:value="1636.71875">
            <text:p>1,636.72</text:p>
          </table:table-cell>
          <table:table-cell table:style-name="ce6" table:formula="of:=SUM([.K8:.K16])" office:value-type="float" office:value="0">
            <text:p>0.00</text:p>
          </table:table-cell>
          <table:table-cell/>
          <table:table-cell table:style-name="ce6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6" table:formula="of:=VLOOKUP([.C3];[$Rate.B5:.D25];3)/8" office:value-type="float" office:value="31.25">
            <text:p>31.25</text:p>
          </table:table-cell>
          <table:table-cell table:number-columns-repeated="2"/>
          <table:table-cell table:style-name="ce8" office:value-type="string">
            <text:p>Regular salary</text:p>
          </table:table-cell>
          <table:table-cell table:style-name="ce9" table:formula="of:=[.G17]*[.C18]" office:value-type="float" office:value="1500">
            <text:p>1500.00</text:p>
          </table:table-cell>
          <table:table-cell table:style-name="ce10" table:formula="of:=[.H17]*[.C19]" office:value-type="float" office:value="136.71875">
            <text:p>136.72</text:p>
          </table:table-cell>
          <table:table-cell table:style-name="ce6" table:formula="of:=[.H18]+[.G18]" office:value-type="float" office:value="1636.71875">
            <text:p>1,636.72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6" table:formula="of:=[.C18]*1.25" office:value-type="float" office:value="39.0625">
            <text:p>39.06</text:p>
          </table:table-cell>
          <table:table-cell table:number-columns-repeated="4"/>
          <table:table-cell table:style-name="ce8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6" table:formula="of:=[.C19]-[.C18]" office:value-type="float" office:value="7.8125">
            <text:p>7.81</text:p>
          </table:table-cell>
          <table:table-cell table:number-columns-repeated="4"/>
          <table:table-cell table:style-name="ce8" office:value-type="string">
            <text:p>gross salary</text:p>
          </table:table-cell>
          <table:table-cell table:style-name="ce11" table:formula="of:=[.I18]+[.M17]" office:value-type="float" office:value="1636.71875">
            <text:p>1,636.7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6" table:formula="of:=VLOOKUP([.C3];[$Rate.B5:.F25];5)" office:value-type="float" office:value="0">
            <text:p/>
          </table:table-cell>
          <table:table-cell table:number-columns-repeated="4"/>
          <table:table-cell table:style-name="ce8" office:value-type="string">
            <text:p>COLA</text:p>
          </table:table-cell>
          <table:table-cell table:style-name="ce11" table:formula="of:=[.K17]" office:value-type="float" office:value="0">
            <text:p>0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250">
            <text:p>250</text:p>
          </table:table-cell>
          <table:table-cell table:number-columns-repeated="4"/>
          <table:table-cell office:value-type="string">
            <text:p>Sub Total</text:p>
          </table:table-cell>
          <table:table-cell table:style-name="ce6" table:formula="of:=[.I20]+[.I21]" office:value-type="float" office:value="1636.71875">
            <text:p>1,636.72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" office:value-type="string">
            <text:p>deduction</text:p>
          </table:table-cell>
          <table:table-cell table:style-name="ce12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1" table:formula="of:=[.I20]+[.I21]-[.I23]" office:value-type="float" office:value="1136.71875">
            <text:p>1,136.72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te" table:style-name="ta12" table:print="false">
        <office:forms form:automatic-focus="false" form:apply-design-mode="false"/>
        <table:table-column table:style-name="co13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51" table:default-cell-style-name="Default"/>
        <table:table-row table:style-name="ro2" table:number-rows-repeated="3">
          <table:table-cell table:number-columns-repeated="256"/>
        </table:table-row>
        <table:table-row table:style-name="ro1">
          <table:table-cell/>
          <table:table-cell table:style-name="ce1" office:value-type="string">
            <text:p>Nicknam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alary</text:p>
          </table:table-cell>
          <table:table-cell table:style-name="ce1" office:value-type="string">
            <text:p>hourly rate</text:p>
          </table:table-cell>
          <table:table-cell table:style-name="ce1" office:value-type="string">
            <text:p>COLA/day</text:p>
          </table:table-cell>
          <table:table-cell table:number-columns-repeated="250"/>
        </table:table-row>
        <table:table-row table:style-name="ro1">
          <table:table-cell/>
          <table:table-cell table:style-name="ce1" office:value-type="string">
            <text:p>cora</text:p>
          </table:table-cell>
          <table:table-cell table:style-name="ce1" office:value-type="string">
            <text:p>Oriel, Maria Socorro</text:p>
          </table:table-cell>
          <table:table-cell table:style-name="ce1" office:value-type="float" office:value="450">
            <text:p>450</text:p>
          </table:table-cell>
          <table:table-cell table:style-name="ce9" table:formula="of:=[.D5]/8" office:value-type="float" office:value="56.25">
            <text:p>56.25</text:p>
          </table:table-cell>
          <table:table-cell office:value-type="float" office:value="32">
            <text:p>32</text:p>
          </table:table-cell>
          <table:table-cell table:formula="of:=[.F5]/8" office:value-type="float" office:value="4">
            <text:p>4</text:p>
          </table:table-cell>
          <table:table-cell/>
          <table:table-cell table:formula="of:=[.F5]+[.D5]" office:value-type="float" office:value="482">
            <text:p>48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danny</text:p>
          </table:table-cell>
          <table:table-cell table:style-name="ce1" office:value-type="string">
            <text:p>Apuhin, Danny</text:p>
          </table:table-cell>
          <table:table-cell table:style-name="ce1" office:value-type="float" office:value="400">
            <text:p>400</text:p>
          </table:table-cell>
          <table:table-cell table:style-name="ce22" table:formula="of:=[.D6]/8" office:value-type="float" office:value="50">
            <text:p>50.00</text:p>
          </table:table-cell>
          <table:table-cell office:value-type="float" office:value="32">
            <text:p>32</text:p>
          </table:table-cell>
          <table:table-cell table:formula="of:=[.F6]/8" office:value-type="float" office:value="4">
            <text:p>4</text:p>
          </table:table-cell>
          <table:table-cell/>
          <table:table-cell table:formula="of:=[.F6]+[.D6]" office:value-type="float" office:value="432">
            <text:p>432</text:p>
          </table:table-cell>
          <table:table-cell table:number-columns-repeated="247"/>
        </table:table-row>
        <table:table-row table:style-name="ro1">
          <table:table-cell table:style-name="ce21"/>
          <table:table-cell table:style-name="ce1" office:value-type="string">
            <text:p>driver</text:p>
          </table:table-cell>
          <table:table-cell table:style-name="ce1" office:value-type="string">
            <text:p>Calahatian, Ernesto</text:p>
          </table:table-cell>
          <table:table-cell table:style-name="ce1" office:value-type="float" office:value="370">
            <text:p>370</text:p>
          </table:table-cell>
          <table:table-cell table:style-name="ce9" table:formula="of:=[.D7]/8" office:value-type="float" office:value="46.25">
            <text:p>46.25</text:p>
          </table:table-cell>
          <table:table-cell office:value-type="float" office:value="32">
            <text:p>32</text:p>
          </table:table-cell>
          <table:table-cell table:formula="of:=[.F7]/8" office:value-type="float" office:value="4">
            <text:p>4</text:p>
          </table:table-cell>
          <table:table-cell/>
          <table:table-cell table:formula="of:=[.F7]+[.D7]" office:value-type="float" office:value="402">
            <text:p>402</text:p>
          </table:table-cell>
          <table:table-cell table:number-columns-repeated="247"/>
        </table:table-row>
        <table:table-row table:style-name="ro1">
          <table:table-cell table:style-name="ce21"/>
          <table:table-cell table:style-name="ce1" office:value-type="string">
            <text:p>jen</text:p>
          </table:table-cell>
          <table:table-cell table:style-name="ce1" office:value-type="string">
            <text:p>Plaza, Jennifer</text:p>
          </table:table-cell>
          <table:table-cell table:style-name="ce1" office:value-type="float" office:value="250">
            <text:p>250</text:p>
          </table:table-cell>
          <table:table-cell table:style-name="ce9" table:formula="of:=[.D8]/8" office:value-type="float" office:value="31.25">
            <text:p>31.25</text:p>
          </table:table-cell>
          <table:table-cell/>
          <table:table-cell table:number-columns-repeated="2"/>
          <table:table-cell table:formula="of:=[.F8]+[.D8]" office:value-type="float" office:value="250">
            <text:p>250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jobert</text:p>
          </table:table-cell>
          <table:table-cell table:style-name="ce1" office:value-type="string">
            <text:p>Palcat, Jobert</text:p>
          </table:table-cell>
          <table:table-cell table:style-name="ce1" office:value-type="float" office:value="340">
            <text:p>340</text:p>
          </table:table-cell>
          <table:table-cell table:style-name="ce9" table:formula="of:=[.D9]/8" office:value-type="float" office:value="42.5">
            <text:p>42.50</text:p>
          </table:table-cell>
          <table:table-cell office:value-type="float" office:value="32">
            <text:p>32</text:p>
          </table:table-cell>
          <table:table-cell table:formula="of:=[.F9]/8" office:value-type="float" office:value="4">
            <text:p>4</text:p>
          </table:table-cell>
          <table:table-cell/>
          <table:table-cell table:formula="of:=[.F9]+[.D9]" office:value-type="float" office:value="372">
            <text:p>37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jr</text:p>
          </table:table-cell>
          <table:table-cell table:style-name="ce1" office:value-type="string">
            <text:p>Borrasca, Romulo</text:p>
          </table:table-cell>
          <table:table-cell table:style-name="ce1" office:value-type="float" office:value="245">
            <text:p>245</text:p>
          </table:table-cell>
          <table:table-cell table:style-name="ce9" table:formula="of:=[.D10]/8" office:value-type="float" office:value="30.625">
            <text:p>30.63</text:p>
          </table:table-cell>
          <table:table-cell office:value-type="float" office:value="32">
            <text:p>32</text:p>
          </table:table-cell>
          <table:table-cell table:formula="of:=[.F10]/8" office:value-type="float" office:value="4">
            <text:p>4</text:p>
          </table:table-cell>
          <table:table-cell/>
          <table:table-cell table:formula="of:=[.F10]+[.D10]" office:value-type="float" office:value="277">
            <text:p>277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lucio</text:p>
          </table:table-cell>
          <table:table-cell table:style-name="ce1" office:value-type="string">
            <text:p>Entero, Lucio</text:p>
          </table:table-cell>
          <table:table-cell table:style-name="ce1" office:value-type="float" office:value="365">
            <text:p>365</text:p>
          </table:table-cell>
          <table:table-cell table:style-name="ce9" table:formula="of:=[.D11]/8" office:value-type="float" office:value="45.625">
            <text:p>45.63</text:p>
          </table:table-cell>
          <table:table-cell office:value-type="float" office:value="32">
            <text:p>32</text:p>
          </table:table-cell>
          <table:table-cell table:formula="of:=[.F11]/8" office:value-type="float" office:value="4">
            <text:p>4</text:p>
          </table:table-cell>
          <table:table-cell/>
          <table:table-cell table:formula="of:=[.F11]+[.D11]" office:value-type="float" office:value="397">
            <text:p>397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meann</text:p>
          </table:table-cell>
          <table:table-cell table:style-name="ce1" office:value-type="string">
            <text:p>Madarang, Mary Ann</text:p>
          </table:table-cell>
          <table:table-cell table:style-name="ce1" office:value-type="float" office:value="420">
            <text:p>420</text:p>
          </table:table-cell>
          <table:table-cell table:style-name="ce9" table:formula="of:=[.D12]/8" office:value-type="float" office:value="52.5">
            <text:p>52.50</text:p>
          </table:table-cell>
          <table:table-cell office:value-type="float" office:value="32">
            <text:p>32</text:p>
          </table:table-cell>
          <table:table-cell table:formula="of:=[.F12]/8" office:value-type="float" office:value="4">
            <text:p>4</text:p>
          </table:table-cell>
          <table:table-cell/>
          <table:table-cell table:formula="of:=[.F12]+[.D12]" office:value-type="float" office:value="452">
            <text:p>45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philip</text:p>
          </table:table-cell>
          <table:table-cell table:style-name="ce1" office:value-type="string">
            <text:p>Oriel, Felipe</text:p>
          </table:table-cell>
          <table:table-cell table:style-name="ce1" office:value-type="float" office:value="380">
            <text:p>380</text:p>
          </table:table-cell>
          <table:table-cell table:style-name="ce9" table:formula="of:=[.D13]/8" office:value-type="float" office:value="47.5">
            <text:p>47.50</text:p>
          </table:table-cell>
          <table:table-cell office:value-type="float" office:value="32">
            <text:p>32</text:p>
          </table:table-cell>
          <table:table-cell table:formula="of:=[.F13]/8" office:value-type="float" office:value="4">
            <text:p>4</text:p>
          </table:table-cell>
          <table:table-cell/>
          <table:table-cell table:formula="of:=[.F13]+[.D13]" office:value-type="float" office:value="412">
            <text:p>41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ruel</text:p>
          </table:table-cell>
          <table:table-cell table:style-name="ce1" office:value-type="string">
            <text:p>Marabe, Ruel</text:p>
          </table:table-cell>
          <table:table-cell table:style-name="ce1" office:value-type="float" office:value="320">
            <text:p>320</text:p>
          </table:table-cell>
          <table:table-cell table:style-name="ce9" table:formula="of:=[.D14]/8" office:value-type="float" office:value="40">
            <text:p>40.00</text:p>
          </table:table-cell>
          <table:table-cell office:value-type="float" office:value="32">
            <text:p>32</text:p>
          </table:table-cell>
          <table:table-cell table:formula="of:=[.F14]/8" office:value-type="float" office:value="4">
            <text:p>4</text:p>
          </table:table-cell>
          <table:table-cell/>
          <table:table-cell table:formula="of:=[.F14]+[.D14]" office:value-type="float" office:value="352">
            <text:p>35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tata</text:p>
          </table:table-cell>
          <table:table-cell table:style-name="ce1" office:value-type="string">
            <text:p>Matinao, Gener </text:p>
          </table:table-cell>
          <table:table-cell table:style-name="ce1" office:value-type="float" office:value="245">
            <text:p>245</text:p>
          </table:table-cell>
          <table:table-cell table:style-name="ce9" table:formula="of:=[.D15]/8" office:value-type="float" office:value="30.625">
            <text:p>30.63</text:p>
          </table:table-cell>
          <table:table-cell office:value-type="float" office:value="32">
            <text:p>32</text:p>
          </table:table-cell>
          <table:table-cell table:formula="of:=[.F15]/8" office:value-type="float" office:value="4">
            <text:p>4</text:p>
          </table:table-cell>
          <table:table-cell/>
          <table:table-cell table:formula="of:=[.F15]+[.D15]" office:value-type="float" office:value="277">
            <text:p>277</text:p>
          </table:table-cell>
          <table:table-cell table:number-columns-repeated="247"/>
        </table:table-row>
        <table:table-row table:style-name="ro1">
          <table:table-cell/>
          <table:table-cell table:style-name="ce1" table:number-columns-repeated="2"/>
          <table:table-cell table:style-name="ce17"/>
          <table:table-cell table:style-name="ce9"/>
          <table:table-cell table:number-columns-repeated="251"/>
        </table:table-row>
        <table:table-row table:style-name="ro2" table:number-rows-repeated="10">
          <table:table-cell table:number-columns-repeated="256"/>
        </table:table-row>
        <table:table-row table:style-name="ro1" table:number-rows-repeated="6">
          <table:table-cell/>
          <table:table-cell table:style-name="ce7" table:number-columns-repeated="4"/>
          <table:table-cell table:number-columns-repeated="251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843">
            <text:p>843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32">
            <text:p>632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42">
            <text:p>842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41">
            <text:p>641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44">
            <text:p>844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19">
            <text:p>619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43">
            <text:p>843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24">
            <text:p>624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46">
            <text:p>846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26">
            <text:p>626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53">
            <text:p>853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04">
            <text:p>604</text:p>
          </table:table-cell>
          <table:table-cell office:value-type="string">
            <text:p><text:s/></text:p>
          </table:table-cell>
          <table:table-cell table:number-columns-repeated="249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month number:style="long"/>
      <number:text>-</number:text>
      <number:day number:style="long"/>
      <number:text>-</number:text>
      <number:year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P0" style:volatile="true">
      <number:hours/>
      <number:text>:</number:text>
      <number:minutes number:style="long"/>
    </number:time-style>
    <number:text-style style:name="N125">
      <number:text-content/>
      <style:map style:condition="value()&gt;=0" style:apply-style-name="N125P0"/>
    </number:text-style>
    <number:number-style style:name="N126">
      <number:number number:decimal-places="5" number:min-integer-digits="1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11-20-2013</text:date>, <text:time>14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nny" style:display-name="PageStyle_Dan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r" style:display-name="PageStyle_J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nesto" style:display-name="PageStyle_Erne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cio" style:display-name="PageStyle_Lu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ta" style:display-name="PageStyle_T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el" style:display-name="PageStyle_Ru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nn" style:display-name="PageStyle_Mea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ilip" style:display-name="PageStyle_Phili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a" style:display-name="PageStyle_Co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bert" style:display-name="PageStyle_Jobe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nnifer" style:display-name="PageStyle_Jenni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" style:display-name="PageStyle_Rat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</meta:initial-creator>
    <meta:creation-date>2012-04-21T16:45:46</meta:creation-date>
    <dc:date>2013-11-20T14:22:56</dc:date>
    <meta:document-statistic meta:table-count="12" meta:cell-count="2097" meta:object-count="0"/>
    <meta:generator>OpenOffice.org/3.4.1$Unix OpenOffice.org_project/341m1$Build-9593</meta:generator>
  </office:meta>
</office:document-meta>
</file>